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ny" style:master-page-name="MP0" style:family="paragraph">
      <style:paragraph-properties fo:break-before="page"/>
    </style:style>
    <style:style style:name="T2" style:parent-style-name="Domyślnaczcionkaakapitu" style:family="text">
      <style:text-properties fo:font-style="italic" style:font-style-asian="italic" fo:language="en" fo:country="US"/>
    </style:style>
    <style:style style:name="T3" style:parent-style-name="Domyślnaczcionkaakapitu" style:family="text">
      <style:text-properties fo:language="en" fo:country="US"/>
    </style:style>
    <style:style style:name="T4" style:parent-style-name="Domyślnaczcionkaakapitu" style:family="text">
      <style:text-properties fo:font-style="italic" style:font-style-asian="italic" fo:language="en" fo:country="US"/>
    </style:style>
    <style:style style:name="T5" style:parent-style-name="Domyślnaczcionkaakapitu" style:family="text">
      <style:text-properties fo:language="en" fo:country="US"/>
    </style:style>
    <style:style style:name="T6" style:parent-style-name="Domyślnaczcionkaakapitu" style:family="text">
      <style:text-properties fo:font-style="italic" style:font-style-asian="italic"/>
    </style:style>
    <style:style style:name="T7" style:parent-style-name="Domyślnaczcionkaakapitu" style:family="text">
      <style:text-properties fo:font-style="italic" style:font-style-asian="italic"/>
    </style:style>
    <style:style style:name="T8" style:parent-style-name="Domyślnaczcionkaakapitu" style:family="text">
      <style:text-properties fo:font-style="italic" style:font-style-asian="italic"/>
    </style:style>
    <style:style style:name="T9" style:parent-style-name="Domyślnaczcionkaakapitu" style:family="text">
      <style:text-properties fo:font-style="italic" style:font-style-asian="italic"/>
    </style:style>
    <style:style style:name="T10" style:parent-style-name="Domyślnaczcionkaakapitu" style:family="text">
      <style:text-properties fo:font-style="italic" style:font-style-asian="italic"/>
    </style:style>
    <style:style style:name="T11" style:parent-style-name="Domyślnaczcionkaakapitu" style:family="text">
      <style:text-properties fo:font-style="italic" style:font-style-asian="italic"/>
    </style:style>
    <style:style style:name="T12" style:parent-style-name="Domyślnaczcionkaakapitu" style:family="text">
      <style:text-properties fo:font-style="italic" style:font-style-asian="italic"/>
    </style:style>
    <style:style style:name="T13" style:parent-style-name="Domyślnaczcionkaakapitu" style:family="text">
      <style:text-properties fo:font-style="italic" style:font-style-asian="italic"/>
    </style:style>
    <style:style style:name="T14" style:parent-style-name="Domyślnaczcionkaakapitu" style:family="text">
      <style:text-properties fo:font-style="italic" style:font-style-asian="italic"/>
    </style:style>
    <style:style style:name="T15" style:parent-style-name="Domyślnaczcionkaakapitu" style:family="text">
      <style:text-properties fo:font-style="italic" style:font-style-asian="italic"/>
    </style:style>
    <style:style style:name="T16" style:parent-style-name="Domyślnaczcionkaakapitu" style:family="text">
      <style:text-properties fo:font-style="italic" style:font-style-asian="italic"/>
    </style:style>
    <style:style style:name="T17" style:parent-style-name="Domyślnaczcionkaakapitu" style:family="text">
      <style:text-properties fo:font-style="italic" style:font-style-asian="italic"/>
    </style:style>
    <style:style style:name="T18" style:parent-style-name="Domyślnaczcionkaakapitu" style:family="text">
      <style:text-properties fo:font-style="italic" style:font-style-asian="italic"/>
    </style:style>
    <style:style style:name="T19" style:parent-style-name="Domyślnaczcionkaakapitu" style:family="text">
      <style:text-properties fo:font-style="italic" style:font-style-asian="italic"/>
    </style:style>
    <style:style style:name="T20" style:parent-style-name="Domyślnaczcionkaakapitu" style:family="text">
      <style:text-properties fo:font-style="italic" style:font-style-asian="italic"/>
    </style:style>
    <style:style style:name="T21" style:parent-style-name="Domyślnaczcionkaakapitu" style:family="text">
      <style:text-properties fo:font-weight="bold" style:font-weight-asian="bold"/>
    </style:style>
    <style:style style:name="T22" style:parent-style-name="Domyślnaczcionkaakapitu" style:family="text">
      <style:text-properties fo:font-weight="bold" style:font-weight-asian="bold"/>
    </style:style>
    <style:style style:name="T23" style:parent-style-name="Domyślnaczcionkaakapitu" style:family="text">
      <style:text-properties fo:font-style="italic" style:font-style-asian="italic"/>
    </style:style>
    <style:style style:name="T24" style:parent-style-name="Domyślnaczcionkaakapitu" style:family="text">
      <style:text-properties fo:font-style="italic" style:font-style-asian="italic"/>
    </style:style>
    <style:style style:name="T25" style:parent-style-name="Domyślnaczcionkaakapitu" style:family="text">
      <style:text-properties fo:font-style="italic" style:font-style-asian="italic"/>
    </style:style>
    <style:style style:name="T26" style:parent-style-name="Domyślnaczcionkaakapitu" style:family="text">
      <style:text-properties fo:font-style="italic" style:font-style-asian="italic"/>
    </style:style>
    <style:style style:name="T27" style:parent-style-name="Domyślnaczcionkaakapitu" style:family="text">
      <style:text-properties fo:font-weight="bold" style:font-weight-asian="bold"/>
    </style:style>
    <style:style style:name="T28" style:parent-style-name="Domyślnaczcionkaakapitu" style:family="text">
      <style:text-properties fo:font-weight="bold" style:font-weight-asian="bold"/>
    </style:style>
    <style:style style:name="T29" style:parent-style-name="Domyślnaczcionkaakapitu" style:family="text">
      <style:text-properties fo:font-weight="bold" style:font-weight-asian="bold"/>
    </style:style>
  </office:automatic-styles>
  <office:body>
    <office:text text:use-soft-page-breaks="true">
      <text:p text:style-name="P1"><text:span text:style-name="T2">When we're born, it doesn't really occur to us what is the beginning and what isn't.</text:span><text:span text:style-name="T3"><text:line-break/></text:span><text:span text:style-name="T4">Reality just is the way it is and questions come later, more and more complex.</text:span><text:span text:style-name="T5"><text:line-break/></text:span><text:span text:style-name="T6">Painting a bigger and bigger picture.</text:span><text:line-break/><text:span text:style-name="T7">Shapes become figures.</text:span><text:line-break/><text:span text:style-name="T8">Figures become patterns.</text:span><text:line-break/><text:span text:style-name="T9">Patterns become structures. And so on.</text:span><text:line-break/><text:span text:style-name="T10">Knowledge expands, but nothing really stays the same.</text:span><text:span text:style-name="T11"><text:line-break/>World goes on forward.</text:span><text:line-break/><text:span text:style-name="T12">Previous chapter ends. Another one begins.</text:span><text:line-break/><text:span text:style-name="T13">And so on.</text:span><text:line-break/><text:span text:style-name="T14">We keep forgetting. We keep looking forward…</text:span><text:line-break/><text:span text:style-name="T15">Forgetting…</text:span><text:line-break/><text:span text:style-name="T16">Looking forward and forgetting…</text:span><text:line-break/><text:span text:style-name="T17">And…</text:span><text:line-break/><text:span text:style-name="T18">She woke up upside down “sitting” on the couch.</text:span><text:line-break/>Her head was by the floor.<text:line-break/>There was no shadow in the room. Because it was utterly dark, but two purple eyes stared at her from some corner of the room expectantly.<text:line-break/>— What? —<text:line-break/>The eyes stared at her.<text:line-break/>— I'm late, right? —<text:line-break/>She kept thinking.<text:line-break/>No, she wasn't late.<text:line-break/>That was thirty years ago.<text:line-break/>— Oh, wait. No. What do you want? —<text:line-break/>The eyes made a few weird gestures around and went like up… Down… Up… Down.<text:line-break/>— Oh, okay. Yeah. Give me a moment. —<text:line-break/>She organized herself.<text:line-break/>Changed her clothes. Tried to collect thoughts. Walked outside.<text:line-break/>Green trees and yellow sun blinded her with the intensity of their colour.<text:line-break/>Some distance away was a wooden house so cartoonishly beautiful it felt unreal.<text:line-break/>A plain of grass went onward towards the horizon. With flowers yellow letting their petals fly away gently with the wind.<text:line-break/>The distant world called her to be its participant, but all she wanted was to exist within the grimness of her room.<text:line-break/>She sighed.<text:line-break/>The shadow behind her nudged her gently.<text:line-break/>She felt appreciated, she took one step, then another, then went by the brown road towards the common whole where all the other yordles dwelled.<text:line-break/>Great wooden barks rose on the sides of the road.<text:line-break/>They belonged to massive constructs. Massive biological machines that existed undisturbed for tens of thousands of years.<text:line-break/>She walked up to a hut and measured with her eyes the empty place, she was obviously too late now. Everyone was at work.<text:line-break/>Ever since she threw away her yordle college education that she was supposed to be taking for… Some extended period of time, she tried to occupy herself with doing…<text:line-break/>Things.<text:line-break/><text:soft-page-break/>What kind of things?<text:line-break/>Eh, doesn't really matter.<text:line-break/>Her loving parents went somewhere…<text:line-break/>Somewhere far away.<text:line-break/>She couldn't talk to them any more and ever since she got…<text:line-break/>She can't exactly remember why, but she left Shadow Isles some very long time ago…<text:line-break/>Some very very long time ago.<text:line-break/>In fact so far back in terms of time that she can't exactly remember why.<text:line-break/>Was she kicked out?<text:line-break/>Did something change?<text:line-break/>Did she leave because of guilt?<text:line-break/>Did she want to reconnect with people in the Bandle City?<text:line-break/>She doesn't remember except that it was a very long time ago and she does not remember why she left that place, even though she was content, she left it for some unknown to her reason.<text:line-break/>Past is in the past, they say.<text:line-break/>She could go back, but why…<text:line-break/>It probably wouldn't welcome her the way it did it back then.<text:line-break/>Things change, she changed.<text:line-break/>She sat down, Shadow watched her thinking what they could do to make her happy at least for a moment.<text:line-break/>It waved its hand and then pointed at the sunlight coming through the window.<text:line-break/>It played with dust particles forming a wondrous ray, and as Vex looked out the window, beautiful god-rays would shine through the clouds.<text:line-break/>These wondrous lines of light, she would wish she could fly and see the clouds up close.<text:line-break/>But from what she knows they are simply… Water…<text:line-break/>Nothing unique. Nothing wondrous.<text:line-break/>Just water…<text:line-break/>Just boring… Water…<text:line-break/><text:line-break/>She sat in the workshop.<text:line-break/>The huge clock ticked and tocked right next to her.<text:line-break/>She wanted to talk to the constructor, but he was busy.<text:line-break/>She left.<text:line-break/>She went to cantina, but the people there seemed too intimidating for her.<text:line-break/>She went over to the forest park. But in the forest park no one was to be seen except that weird person who was here since forever, but she never spoke to them.<text:line-break/>It was a character like her…<text:line-break/>Gloomy and wearing an odd trench coat.<text:line-break/>Black fur and blue-black eyes.<text:line-break/>Incredibly weird symbol weaved into the fabric of his wear.<text:line-break/>He glanced at her… Or she… She couldn't tell. Not now, not never.<text:line-break/>He… They were just there in the background before fading away.<text:line-break/>She wanted to ask them a question, who are they?<text:line-break/>What are they doing here? But she could not, that would be weird.<text:line-break/>Weird people don't get to have friends. Weird people have…<text:line-break/>Issues…<text:line-break/><text:soft-page-break/>Void surrounded her.<text:line-break/>he sat down on the forest floor thinking about life passing her by.<text:line-break/>Year after year, the curse of immortality.<text:line-break/>Shadow nudged her and tried to signalize something.<text:line-break/>Some words came to her through their weird language. — Vex. Smile. Everything will be fine. Stay with me. —<text:line-break/>She smiled.<text:line-break/>— You have any idea for today, Shadow? —<text:line-break/>Shadow thought for a moment.<text:line-break/>— Let's. Go. Visit. Your. Parent's home. See. The people. There. How about. That. Question mark. —<text:line-break/>— Okay, Shadow. Let's go. Maybe it'll be fun. —<text:line-break/><text:line-break/>Her parents' home was empty at first glance, but after she knocked on the door, they opened wide and a person on the other side stared at her.<text:line-break/>It was an even smaller than her character whose long moustache and orange clothing was reminiscent of a one hundred year old fashion.<text:line-break/>That person was assisted by a rather tall yordle whose musculature and tough grin made her feel threatened.<text:line-break/>— Hi. You guys like… Have a minute to talk? —<text:line-break/>— We're quite honestly rather busy right now. You see, we're running some renovations before the guests from east arrive. We are having a huge ball tonight. Many big fish invited. —<text:line-break/>— I see. — She said. — Can I- —<text:line-break/>— Unfortunately it is a rather official matter. We can't just invite anyone. I mean we would definitely invite you, if you'd want, but… — He paused for a moment. — We're not the one making out invites. — He shrugged.<text:line-break/>— Okay, then who is? Maybe I can talk to him… Her… Them. —<text:line-break/>— Oh… Well… I'm sure you will. You see. Her name is Lulu, I believe you two met some time ago. —<text:line-break/>— Oh, Lulu. Yeah. I remember her, she's nice, but… We… — She swallowed a very painful feeling down her throat. — I tend to disappoint her, I don't really want to talk with her right now, maybe you can ask her. — She said confusing them both.<text:line-break/>— Is there something wrong, Vex? —<text:line-break/>Shadow stared at her in plain sight. All three of them were looking forward to her answering, but that kind of pressure made her feel even more distressed.<text:line-break/>She covered up her eyes and ran away crying silently into the forest nearby. — Shadow… I can't… I can't talk to Lulu, you remember what happened? —<text:line-break/>— I do. And I'm sure it's nothing. Don't. Worry. Vex. I love you. Please, stay with me. —<text:line-break/>She lied down curled up at the bottom of the forest.<text:line-break/>The darkness surrounded her, but it was not the pleasant purple darkness.<text:line-break/>Not the green comfort of Shadow Isles she remembers.<text:line-break/>It was a black black darkness.<text:line-break/>It surrounded her more and more, but she saw Shadow's eyes gesticulate to her.<text:line-break/>— Vex. Vex. It's fine. She doesn't care. She forgave you. Go talk to her. Vex. It's fine. Stay with me. I love you. Stay with me, please. —<text:line-break/>Vex opened her eyes.<text:line-break/><text:soft-page-break/>Everything was fine.<text:line-break/>She stood up and nodded to Shadow.<text:line-break/>If they had a body, she'd hug it.<text:line-break/>But… It was just a shadow…<text:line-break/>I mean…<text:line-break/>She went over to talk to Lulu about this.<text:line-break/><text:line-break/>— Whad up? — Vex said to Lulu.<text:line-break/>Lulu was hanging around the fountain.<text:line-break/>She was swinging her legs without a care in the world before observing Vex, she looked at her with a quite worried pair of eyes.<text:line-break/>— Vex? — She said confused. — Is there something I can help you with? —<text:line-break/>— Nothing exactly. I just heard that there was like an important ball or something, and… I was wondering if I could get an invite. —<text:line-break/>— Oh, you mean that. Well… Of course… I mean of course not. You see. The thing about that very ball is that… It's more of a business meeting rather than a ball. —<text:line-break/>— Oh. I see. I was thinking… Well, I was thinking wrong. —<text:line-break/>— I mean, yeah. I get it. Don't worry. I'm not even going myself. I just got like… I just organized it. —<text:line-break/>— And you're not going to check whether it went right or not? —<text:line-break/>— I don't really… Feel like it. I just assume it will. —<text:line-break/>— I see. — She said.<text:line-break/>She was wondering for a second with her thoughts inside her head.<text:line-break/>— How's Shadow? — Lulu asked.<text:line-break/>— Shadow, Lulu asks if you're good. —<text:line-break/>Shadow turned into an “okay” gesture.<text:line-break/>Lulu laughed subtly. — Heh. Well… Listen… I… I… Yeah… —<text:line-break/>— Yeah. — Vex responded.<text:line-break/>— I gotta go. I mean… Look at the time. Wooh. —<text:line-break/>— Yeah. I guess. See you a square. —<text:line-break/>— You too. —<text:line-break/>She went away.<text:line-break/>Vex stood there thinking before turning around and going somewhere herself.<text:line-break/><text:line-break/>— So, how you pass the time? — Lulu asked.<text:line-break/>— Randomly. And you? —<text:line-break/>— I figure things out. —<text:line-break/>— I see. — Vex answered. — I was thinking about things… Thinking about thinking… Thinking about… The outer world. —<text:line-break/>— Hmph? — Lulu made a curious noise.<text:line-break/>— You know how like… We haven't stepped foot outside in like a long time… —<text:line-break/>— Sixty years I think, although I was not the one who counted. —<text:line-break/>— Why? — Vex asked. — I mean I wasn't thinking about that personally. But I was asking around about like things, and someone mentioned it and I was like… Why have none of us left for a moment… What's going on? —<text:line-break/>— Personally I didn't really figure. Ever since I was like… Hooked to a certain person, I was kinda staying around the place. But it doesn't hurt to know. —<text:line-break/><text:soft-page-break/>They were in a dark bar.<text:line-break/>They did not order any alcoholic drinks.<text:line-break/>This is cause Vex herself barely drank, and Lulu didn't want to get drunk without her.<text:line-break/>Would make her too uncomfortable.<text:line-break/>— Can I apologize for what I said to you, Vex? —<text:line-break/>Vex looked at her.<text:line-break/>— It's… Don't… Don't mention it… —<text:line-break/>Lulu wasn't really able to explain.<text:line-break/>— I'm so sorry, I didn't know what it would do to you. —<text:line-break/>— It's not your fault I'm weak. I'm just… I'm just unable to cope with reality, you know… —<text:line-break/>Lulu looked perplexed.<text:line-break/>— I wish there was something I could say or do to make you… Not like this… Not this… I… I wish you could be content. —<text:line-break/>— I sort of am. I just want to be accepted. —<text:line-break/>— But how can I accept you… How can people accept you? You're a grim yordle. —<text:line-break/>— Am I really that unique? Am I really that disappointing to you all, people? —<text:line-break/>— From a certain point of view, unfortunately. —<text:line-break/>Vex`s heart broke.<text:line-break/>— I see. —<text:line-break/>They concluded this with mixed feelings.<text:line-break/>Lulu felt difficult. Vex was just depressed.<text:line-break/>Shadow tried to make her feel comfortable. But Vex could only nod herself to sleep by ingesting Aetheger.<text:line-break/><text:line-break/>She woke up some other day.<text:line-break/>The fog of the morning was still outside, tall trees and grass waved gently moved by magical torrents that swam from east to west. From the Great Black Oak to the magnificent Purple Sea.<text:line-break/>Lulu was sleeping on the couch.<text:line-break/>She lives too far away to come back on time, Vex allowed her to sleep within her cabin.<text:line-break/>She came downstairs and they ate breakfast together, then she decided to walk her to the warp station.<text:line-break/>They walked the stone path, today was a free day, so many yordles moved around. Some travelling on wooden floating mechanisms, others using magical tools to propel themselves forward. Others were simply striding.<text:line-break/>— Nice weather. — Lulu said. — Really reminds me of a certain place in Runeterra. — She uttered.<text:line-break/>— So… Why haven't we exactly visited that place? I mean… What happened? —<text:line-break/>— It's complicated, we already talked about it. — She shut her down.<text:line-break/>A tall building lied on the edge of a cliff, below were vapid yellow lands of sand that went on and on towards the horizon that concluded with a humongous image of a giant gas giant.<text:line-break/>Its rings consumed the sky and a singular moon was shining in the distance.<text:line-break/>It was not an often sight.<text:line-break/>But once a month it could be seen thanks to a magical warp in the distance that opened a rift in the sky.<text:line-break/>This gas giant was in fact several hundred light minutes away from here.<text:line-break/>— You ever been there? — Vex asked jokingly.<text:line-break/><text:soft-page-break/>Lulu smiled.<text:line-break/>They entered the wooden platform, a tall wagon arrived, it was more in height than in length, Lulu climbed the ladder upwards. The wagon was hanging on an invisible string that moved across the whole desert, thousands of miles long. All the way to Hawkland. — You wanna repeat this someday? — Lulu asked.<text:line-break/>— I'm always open. — Vex responded gently and shrugged.<text:line-break/>— I'll be back next week. Try not to wither by then. —<text:line-break/>— I'm always withered. — She said ominously.<text:line-break/>Lulu laughed gently. Vex joined her.<text:line-break/>They both smiled to one another. Wagon left a few minutes later, it was moving rather quickly through the sky, like some ominous shadow… Some animated ghost force.<text:line-break/><text:line-break/>Vex went over to the Great Panel.<text:line-break/>It was a massive woodland that wasn't really built around by yordles, it was mostly wild.<text:line-break/>There weren't many dangerous creatures around. But it was important to stay on the beaten path, because no one ever knows what might warp into Bandle City…<text:line-break/>Or how youngsters call it… Bandle Continent.<text:line-break/>There were small abandoned observational outposts. She passed a single troop of Yordles that were trained by the quite ancient friend of her.<text:line-break/>A thick cloud covered the sun and it started raining. There was no storm, but it got rather dark. Vex`s cloak absorbed the rain as she moved forward through the thick forests.<text:line-break/>She saw a group of giant boars pass her. The largest one of them was taller than a Demacian elite vanguard member. They had the strength to overthrow a catapult, they fed on wood and greenery, their stomachs were filled with fungi capable of digesting lignin and certain protective magical elements many younger trees provide themselves.<text:line-break/>A giant crow and a giant owl were talking with one another via high pitched screeches and a swarm of bees was floating around, guarding an underwater hive. She could see bubbles of golden magical honey leaving through the surface and floating upwards towards the sky.<text:line-break/>Vex arrived at the outpost Nevada. One of the last in the area to keep an active gate towards the outer world.<text:line-break/>It was guarded by complex structures and a large amount of militarized yordles holding very powerful tools inspired by Piltover`s physics-based eliminator tools. There was some sort of an animated construct nearby. A golem of some sort that was in reality a soul of a long dead yordle haunting a mechanical being. They called it an immortal. Others called it a dragoon. And there were also who referred to it as Roboyordle.<text:line-break/>It didn't quite matter to her.<text:line-break/>She approached the gate that guarded the gateway to Runeterra and stopped for a second to measure the individuals standing by the hole in reality. It was spinning and whirling. Sucking atmosphere into itself.<text:line-break/>That was the entry point. And the exit point was tossing out weird particles, she couldn't exactly tell what these were originally, because their structures were chaotic and… Gateways weren't really designed to move around atmosphere, they were designed for solid thick matter. She could use her magic to further alter her consistency to make the process less… Dangerous.<text:line-break/>— Halt! Who goes- Oh, hi, Vex. How are you? —<text:line-break/>— Grim, I assume. — Responded another yordle with a serious look. — What are you doing here? —<text:line-break/><text:soft-page-break/>— I wanted to visit Runeterra, see how the place is. —<text:line-break/>— That is not wise. Trust me. —<text:line-break/>— Why`s that? —<text:line-break/>— It just isn`t. —<text:line-break/>— Can you… — Short pause. — Elaborate? — Hand wave.<text:line-break/>- Runeterra is an enigma at the moment. The last explorers we've had visit that places were either traumatized or… Went missing. — Tall yordle continued. — I assume you would like to know why. —<text:line-break/>— Yes, elaborate, please. —<text:line-break/>— There is some sort of war going on there. War comparable to that of… Runes… Runes that concluded reality from what I've heard. —<text:line-break/>— Okay. So… No entrance? —<text:line-break/>— Well… That was actually quite a long time ago, maybe the situation has changed. Nonetheless, we don't want yordles going in there and going missing. —<text:line-break/>— Well… I'm a few hundred years old now. Maybe I can deal with it. —<text:line-break/>— If you say so. Although… I wouldn't like you doing that. Nonetheless. There is no law jurisdiction that can be enforced in this circumstance to exactly prevent you from entering. Just remember that… You're going in there on your own risk. —<text:line-break/>— I will absolutely remember that. — She said.<text:line-break/>Vex climbed onto the tall platform. — This won't kill her, right? The gate is functional? — Said one of the footmen.<text:line-break/>— Feel free to test it. —<text:line-break/>Vex approached the portal, it was weaving and unweaving in front of her. Warped and unwarped reality in complex impossible ways.<text:line-break/>She tossed an informative magical particle that could be responded to in spite of infinite distance and it seemed to go in and out without any visible changes to its consistency or capacity.<text:line-break/>— It's safe. — Vex said.<text:line-break/>— See you soon, hopefully. — One of the guardsmen said.<text:line-break/><text:line-break/>She woke up in a deep abandoned metallic vault of some sort. There were lights shining in the dark, a long hallway covered in dust, quite a dry place.<text:line-break/>The portal was behind her, two gateways, exit and entrance. She went forward.<text:line-break/>The floor of that corridor was covered in some sort of odd muck.<text:line-break/>The light came from the ceiling, it were some ancient magical lamps fueled by nether that flew beneath. It was concrete and metallic, grey and almost green, she walked forward hearing the echo of her footsteps all the way at the end of this long path.<text:line-break/>She climbed upon a ladder and went forth through a hatch in the ceiling, only to find more and more confusing hallways and rooms. This place was some sort of underground presence, completely covered up it seems. Not a living soul about. Not any sign of living presence for what could be hundreds of years.<text:line-break/>There were some odd devices, lamps shining eternally, magical generators, electricity generators, tubes and veins going all throughout the base.<text:line-break/>She passed a super-calculator in the middle. A giant room with a huge congregation of magic, all left still very much functional, but why? What happened here? She assumed this place has simply ceased to be useful to some very interested in things yordles, but they just felt too bad to scrap it all, and the creator of this place maybe had an obsession of some sort<text:s/><text:soft-page-break/>about long-term…<text:line-break/>And so even hundreds of years later all of this seems to just work. Or maybe someone triggered it recently? She could not tell at all. She seeked the exit. On each level there was a detailed map, and also there were instructions about what each level was, although most of it was written in some language she could not even begin to understand, only images and pictograms could help her, but even those were cryptic rather…<text:line-break/>She found some bathrooms. She found the living quarters, calculatory base, security complex, observation centre, then she finally found the exit.<text:line-break/>It was a tall mechanical door that barely gave away to her limited strength. Then she found herself inside a very large cave she had to light up using her purple-blue magics.<text:line-break/>She tossed a golden bolt of yordle arcanery to analyze the place, and she saw plenty of stala-like constructs around. There were also various still functioning magical measuring tools. This place seemed to play some part in measuring the local nether streams etc.<text:line-break/>She found a glimpse of the outside world, there was a hole infinitely far away in the ceiling. She kept going until she finally reached it, she crawled out in hopes of seeing a less disastrous world, but what she saw was also quite isolating.<text:line-break/><text:line-break/>There was an endless void out here. Massive fields of skeleton-like greenery, she called it greenery in her mind, but it looked more white than green, she could tell those were plants by their particle interaction and sun absorption, but they seemed as if they crawled out of the darkest weirdest abyss onto the real world and consumed it in some odd…<text:line-break/>Display of perfection.<text:line-break/>She could tell the atmosphere here was relatively toxic and would have a long-term carcinogenic effect due to incredible amounts of flora-related mutagenics. She formed an invisible protective bubble around herself that filtered the atmosphere using a technique of creating very complex magic-made bacteria that were capable of breaking down most organic structures to non-harmful simplicities.<text:line-break/>It was rather humid here.<text:line-break/>White and humid.<text:line-break/>There was a humongous fog all around here, the cave she crawled out of barely stood above the skeleton plant field. She saw somewhere in the distance small lights as if belonging to some fireplace…<text:line-break/>But they were more static. Reminiscent of Piltoverian landing pads. She decided to go there, perhaps some civilization was waiting there for her.<text:line-break/><text:line-break/>She reached some odd station in the middle of nowhere. It was cold and dark, and the fog went on forever. The distant sun shined through some clouds. And she could see the rain falling out there in the distance. There was no rainbow though.<text:line-break/>The place seemed to be inhabited, she judged by walking human figures around. She approached an odd panel and climbed on top of it, it was wooden. The giant station stood on huge metallic poles that went into the ground like an ocean platform.<text:line-break/>There was music in the distance. Some calming repetitive technology trans tune. She could smell some meat being cooked. And she saw some very intensely working machines, there were several of those forming a perimeter, she judged by the flow of magical particles that they were air exchange machinery.<text:line-break/>They were inhaling the dangerous air and flowing out less dangerous one.<text:line-break/>They were placed in a sphere on to of tall towers, on the edge of the platform, in the center<text:s/><text:soft-page-break/>of it, they formed a buzz that she could get used to, it was grey noise. Like a fridge she'd hear around in several highly advanced places.<text:line-break/>The people there walked around talking about stuff, she recognized the language as the one she knew. It was a variant of Demacian, slightly changed with a few new words that she could not understand, probably some slang, reasonable considering hundreds of years she had spent hibernated inside Bandle Continent. She learned Northern Demacian to read a novel written by some blind man, it was translated from Braille to Demacian and it was good.<text:line-break/>It was about a drake looking for her mother across a land of the dead.<text:line-break/>She walked up to a soldier of some sort, or maybe it was a cook. His clothes were dirty with some sort of goo. It was purple and black. Maybe it was blood. Maybe he was a doctor. She measured his glasses and an identification card, very primitive, a piece of hardened paper with some symbols written on it. He might've been important personnel.<text:line-break/>— Who are you? — Said the individual gently.<text:line-break/>— I'm a yordle. What is this place? —<text:line-break/>— I'm busy. Speak to Havakana, he's over there. — The man pointed at a shadowy figure standing by a fireplace, it was burning within a metallic barrel, the wood or rather material they used were dried up bone plants.<text:line-break/>She walked over to him after nodding to the man who gave her instructions.<text:line-break/>— Are you Havakana? — Vex asked.<text:line-break/>Shadow tried to hide from the sight of humans nearby.<text:line-break/>— What is that weird black thing following you? — Asked the individual consumed by fog. He had glowing red eyes. There were three of them. The helmet he wore had unnatural growth coming from its top. One of his arms ended with three dangerously sharp claws instead of fingers. And the other one was flat, it had no fingers. The legs he stood on were entirely mechanical and his corpus was heavy armor that not even a two-armed crossbow could pierce. It seemed… Odd technologically.<text:line-break/>Not of this world.<text:line-break/>— You from the Mining Company? — He said. His voice was crispy, he spoke to her from some sort of a voice device. — No. I see no identification collar on you. Then you must be either a hired stalker or perhaps… A scavenger of some sort? —<text:line-break/>— I'm a yordle. —<text:line-break/>— What is a yordle? — He said and then blankly stared into the fog ahead. — Ah, I see now. An almost extinct humanoid species, highly intelligent and lives extremely long periods of time. Presumed to have arrived from an outer dimension, gateways to it are extremely difficult if not impossible to find. How can I be of service? — The odd creature continued.<text:line-break/>— I'd like to know where am I. Can you help me with that? —<text:line-break/>The creature looked around. — You're in the Big Empty. Not much here to be honest, except fog and bone plants. —<text:line-break/>— I thought this was Noxus. I was hibernated nearby. Taking my nap, when I woke up and decided to go for a walk, and… This is what I see? — She tried to lie, but the machine saw through it easily.<text:line-break/>— This is Noxus, my little blue friend. — It said and raised its arms. — It used to be before the great Sun Bird came along and blew it up. Now, only void plants cover it, and we hope that one day this place will become habitable once again, right after bone plants finish clearing it. —<text:line-break/>— Bone plants? Clearing it? — She asked confused.<text:line-break/><text:soft-page-break/>— This place used to be just a giant ash pile. But we planted the seed of void and so it consumed everything, it goes on forever and ever, eating away the polluted ground and irradiated particles. When the time comes, in a few decades, this place will be breathable and habitable once again. — The machine explained.<text:line-break/>— How very quaint. — Vex said with certain awe in her voice.<text:line-break/>— What's that dark thing beside you? —<text:line-break/>Shadow tried to hide behind her.<text:line-break/>— This is Shadow, they're my constant companion. —<text:line-break/>— He's not symmetrical. What is it? Some sort of projection? —<text:line-break/>— It's a spirit… Darkness… Magical entity. It follows me around everywhere I go, has been since forever. —<text:line-break/>— I see. —<text:line-break/>— Magic isn't like… Despised here? I thought you Demacians hated it. —<text:line-break/>— Some of us still do. However after some changes to the real world that have happened, it seems quite difficult to live without it. — The creature stared into the sun for a moment, before returning to Vex. — What is that exactly you want? —<text:line-break/>— I don't know… I'm just walking around. Analyzing the place. —<text:line-break/>— I see. — The creature blinked with its three red eyes. — You shouldn't be here though. — It continued. — This is an empty dangerous place. Only people with purpose must be here. —<text:line-break/>— Then where should I go? — Vex asked curiously.<text:line-break/>— You should go to the Big Heat. Piltover. There is a portal active deep in the facility. Take the big red doors and enter. Flow through the area and find the big weaved fabric. — The creature waved its hands hypnotically. — Onto the next step, my anomaly. —<text:line-break/>Vex measured him worried. — Thanks. — And walked towards the huge doors in the far distance.<text:line-break/><text:line-break/>Shadow stared at her, they were confused.<text:line-break/>They didn't really know what to say about all this. When they entered the darkness they noticed many things. Demacian shining crystals, candles and some minor electrical currents flowing deep within walls, powering delicate orange lights shining gently upon some white-black spaces.<text:line-break/>It was quite dark here.<text:line-break/>They both noticed odd raptors here and there sleeping gently on the ground by the heating artefacts. There were some Demacian personnel and their look-alikes doing so as well. They moved quietly through that place trying not to wake any of them up, until they reached a huge balcony in the middle of nowhere.<text:line-break/>When they both stared down, Vex and Shadow saw a massive portal of some sort that looked like a fabric strewn thinly across a large area vomiting both ways massive amounts of magical and physical disturbance.<text:line-break/>Quantum physics were bent around this artefact, and magic that came in was most likely forever changed under the influence of going through an alternate smaller realm.<text:line-break/>Vex would go in there and perhaps land in a place more inhabited than this one.<text:line-break/>She crawled onto a panel not designed for her size.<text:line-break/>There were some figures by the fabric, it represented convoluted images of a realm more complex than this one.<text:line-break/>She could almost hear whispers from the other side, but those were magical disturbances<text:s/><text:soft-page-break/>and time dilations affecting noises coming from the magical sphere.<text:line-break/>There were many streams crawling out the fabric. As if they were spilling into this realm like a waterfall or rather groups of extremely curious snakes.<text:line-break/>There was a mystifying shape in the portal, as if of someone's face with white eyes shining directly at her, it disappeared as quickly as it appeared.<text:line-break/>Shadow looked at Vex with a worried look, Vex reinforced her capacity and Shadow's too to make a travel through a portal less dangerous and then ran head forward into it.<text:line-break/>The ripping and chaos she felt at that moment almost made her scream in terror, but she pressed with her jaw heavily.<text:line-break/>She was being tossed around in the form of particles, her mind appeared and saw things that did not exist before being reduced to nothing but mere basics again and again. She saw Shadow weaving itself around itself in a hopeless attempt to prevent self-destruction, and just like that… They found themselves standing in a giant empty field of white marble.<text:line-break/>There were small towers around them.<text:line-break/>A drake here and there sitting on top of them in calm nests of some cloth.<text:line-break/>There were some weird machines walking around, a group of people analyzing something, pointing fingers at the clouds that moved slowly with the humid wind. There was the sun and a bunch of shiny stars. The moon was on the other side of the sky, and she saw a giant open field of yellow pus growing nearby, as if it were some sort of feed for something…<text:line-break/>Perhaps animals.<text:line-break/>— Yordle. I'm going to need you to show me your identification papers. — A tall man wearing a white armor spoke to her with a weirdish accent coloring his Demacian.<text:line-break/>Vex stared at him in slight confusion for a moment.<text:line-break/>— Just kidding. — Said the individual. — I saw you come through that gate. You must have woken up recently, huh? We get magical hibernation, technological hibernation, all kinds of hibernation coming from Noxus Nowhere Land. I mean. Makes perfect sense if you ask me. —<text:line-break/>Vex stared at him with a single eyebrow raised in visible confusion.<text:line-break/>— Oh, I'm sorry. Just getting talkative during my solo guarding hours. Please, carry on, didn't mean to intrude. —<text:line-break/>Vex awkwardly shuffled away from him and ventured onto the great tower from which she could feel vast amounts of magic emerge.<text:line-break/>She was getting quite hungry, but she could last for a few more hours. The issue was, what was she going to eat? Considering the fact she had no money, she did not even know what money they used around here, how would she survive?<text:line-break/>She saw a tall tower that had weird symbols on it, and an ancient word reading something… Meaning “administration”. Weird people with suitcases ran in and out of the building in great hurry to catch a tram that was just leaving, her sensitive ears caught the bass of its presence intensely.<text:line-break/>When suddenly she felt magic pulse from within something far far away.<text:line-break/>She understood it. It was like hers to some extent. Her magic was extremely tainted with permanent Shadow Isles influence. Her yordle innate magical powers twisted and turned under the influence of vast and ancient undeadness of that hollow land, Shadow was to some extent the result of that. Although their story was seemingly way too complex for her to understand.<text:line-break/>— You feel it too, Shadow? —<text:line-break/>Shadow gestured to her in understanding.<text:line-break/><text:soft-page-break/>She could see it painting across the sky. And saw guards suspiciously walk towards that direction, as if they felt it too. There was something dark going on nearby. Some sort of evil presence. Some sort of twisted…<text:line-break/>Continuance.<text:line-break/><text:line-break/>There were creatures born of darkness there.<text:line-break/>They were covered and consumed by some sort of highly twisted magics. Essence of void. Yordle arcanery and Shadow Isles magics all danced together and formed some unknown to her chaos.<text:line-break/>So tragic and delinquent she could have never imagined it.<text:line-break/>Shadow eyed it with furious eyes.<text:line-break/>Guards of Demacia burned away with flamethrowers numerous creatures that emerged from the spontaneous dark at the far end of an alley, as she watched tall creatures with claws long grapple the ends of rooftops to make spectacular acrobatics.<text:line-break/>They landed and tossed guards with huge bashes of primal form.<text:line-break/>They had no eyes, their faces were long, and their tongues went on and on, their mouths opened to reveal webby saliva. They had massive hands with long fingers and short pike-like claws. Their feet were giant hands.<text:line-break/>They were humongous apes with two pairs of knees that launched themselves upwards several meters to land with grace, they were burned alive by the many guards who fought and died.<text:line-break/>Vex measured this for a moment in absolute shock, before realizing that all the guards were wiped by the dark servants.<text:line-break/>They rushed towards her, she exploded in dark magics and formed a shield to grab a breath, then tossed a projectile that split from Shadow and threw one of the creatures some distance away.<text:line-break/>The other creature flanked her and bashed her, only for the Shadow to parry its attack.<text:line-break/>Vex detonated her presence causing the creature to be set on fire in black horrific flames, it retreated, but its durability was uncanny.<text:line-break/>Four beasts surrounded her.<text:line-break/>— How long has it been since this happened? — Vex asked herself.<text:line-break/>She warped and tossed herself using Shadow's presence and as a huge gaping mouth she threw away the beasts and appeared some distance away from them, then she formed a pool of dark magic that blew up into a yordle arcanery twisted by Shadow Isle's strength, it blinded the beasts in spite of them having no eyes by overwhelming their minds.<text:line-break/>Then she materialized a great void that threw itself at a beast and vanished it into the third realm, leaving only particles left.<text:line-break/>Three other beasts regained their sense and tossed themselves at her.<text:line-break/>Vex was getting slightly bored of this.<text:line-break/>She warped behind the beasts tossing them once again and then materialized a pool of yordle magic. Black water emerged from beneath the marble and rooted them to the ground, after which a barrage of dark bombs flew from a cursed cloud that emerged from Shadow's growing presence.<text:line-break/>The amount of arcane shrapnel that fell down was amplified by acid-like darkness that rained down in the form of tears upon the creatures, their skin melted away and then their insides were blown to pieces, leaving only shattered limbs, bones and various insides lying on the ground.<text:line-break/><text:soft-page-break/>Fires raged.<text:line-break/>New soldiers arrived and passed her, only to see that monsters were dealt with.<text:line-break/>— Who did this? Was it you? Did you deal with the beasts? — Asked a Demacian commander.<text:line-break/>Vex turned around and faced him with a neutral look. — Yeah, what about it? —<text:line-break/>— Thank you. — Said the commander and then ordered everyone to rush into the danger zone.<text:line-break/>He then joined them momentarily after putting their helmet on.<text:line-break/><text:line-break/>Vex woke up the next day.<text:line-break/>It was quite cozy in here.<text:line-break/>They paid her a bounty for every monster killed and a little extra for saving the front line of that city from being breached.<text:line-break/>That tight alley she arrived into was infested with whatever that was and her abilities had saved them all.<text:line-break/>She scooped some food and then went to grab herself something to drink. She took another shower, washing the odd stains from her fur, and then measured with her distant eyes the odd sun that shined above her head.<text:line-break/>There were clouds moving quickly and a singular drake flew far up to some humongous tree on a hill in the distance.<text:line-break/>There was more of this void muck all around in pool, except this time she saw an odd metallic machine go into one of those and coming out with vast amounts of golden fruit and fish.<text:line-break/>Odd.<text:line-break/>Those were apparently huge pools of water that contained complex void ecosystems rich with nutrition for local population.<text:line-break/>What she ate this morning were fish from that very pool as well as underwater wood-like plants that formed intense bubbles of brown-white nuts that were fit for human and human-like consumption.<text:line-break/>Yordles had similar nutritional needs to humans with the exception of much greater amounts of magical intake. Their bodies projected a field that tapped into local fields, this allowed her to perceive streams of odd magical energies that came around from background radiation, this was especially intense in Bandle Continent.<text:line-break/>Where the star was in fact a magically infused hydrogen-helium giant that emitted humongous amounts of magical winds that were intercepted by the atmosphere and then introduced into the ecosystem via complex invisible lifeforms such as the third dimension cosmic entities or great magic steering sub-atomic lifeforms.<text:line-break/>Not many knew about this. The source of magic was specialist but well known and popularized yordle knowledge, but in Runeterra only top and most invested into the science of magic people understood why it existed and where.<text:line-break/>Many yordles still don't quite get this, especially young ones.<text:line-break/>They just think magic is something that exists and its existence shouldn't be understood due to the fact that it is above science and forms some sort of belief.<text:line-break/>But all things make sense…<text:line-break/>Eventually…<text:line-break/>Especially when you're as old as Vex. So many years have passed.<text:line-break/>When she was young everything was so ominous and… Complex.<text:line-break/><text:soft-page-break/>Now the world is a solved mystery, and her very existence seems pointless.<text:line-break/>Shadow measured her with tired eyes, yesterday's event slightly used up both of their energies.<text:line-break/>Shadow can manifest itself into the real world only through extreme amounts of magical impulses. And Vex's abilities to change her body's properties and manifest yordle-Shadow Isle's entities required her to pull vast amounts of magic energies trapped within her local particle field.<text:line-break/>All yordles emit a strong or weaker particle field that allowed them to trap vast amounts of energies within their vicinity.<text:line-break/>This is what amplifies their magic abilities if they have any…<text:line-break/>An evolutionary ability that has been acquired across their incredibly long existence and through some… Unknown… Seemingly induced by something…<text:line-break/>Or someone, mutations.<text:line-break/>It was a territory she didn't exactly venture into.<text:line-break/>Maybe not all world's mysteries are solved. But some things… Such as this one… Didn't have an answer worth getting…<text:line-break/>Especially if the path leading to them was… Underwater…<text:line-break/>And her lungs didn't feel like…<text:line-break/>Choking on void infested salt.<text:line-break/><text:line-break/>She paid for a ride around one of the many void-based ecosystems.<text:line-break/>The pool was consumed mostly in absolute darkness, but as they ventured inward into the incredibly deep presence, they could see very weird creations and bending of physical realm.<text:line-break/>Void itself was a realm of complete and utter death without any meaning or logic.<text:line-break/>It was the constant ending of reality. But void creatures that came of it had many weird properties and applications. And although most of them were incredibly harmful, there were ways to fuse void characteristics with symmetrical characteristics to create valid docile creatures.<text:line-break/><text:span text:style-name="T19">Docile<text:s/></text:span>as in acting logically.<text:line-break/>Still eating your face, but seemingly logically.<text:line-break/>The void here was created by bathing it in vast amounts of void essence, a portal was opened here and incredible amounts of conjured void was sunken in incredibly deep waters.<text:line-break/>This hole was a burrow of an extremely large grub colony that was further reinforced by spontaneous earthquakes and floods caused by said earthquakes.<text:line-break/>During the apocalypse that has occurred some very long time ago, but not that far away this entire area was sunk and weakened ground created by vast tunnels of insects collapsed to form several hundred meter long burrows that were later flooded with water.<text:line-break/>These water burrows were relatively empty due to incredible pressures deep down there and odd chemical consistency to which only primitive lifeforms had managed to adapt at the time.<text:line-break/>A mad wizard inspired by the visions of void decided to come over here and use them as basis for his… Research.<text:line-break/>Great animals and plants were imported all the way from the deep sea and then they were thrown here either as corpses or dying animals. Void was warped into this place…<text:line-break/>Its horrors weren't that dangerous due to an unknown event that occurred and changed the nature of the void…<text:line-break/>Something people refer to as the… The…<text:line-break/><text:soft-page-break/>She forgot.<text:line-break/>What resulted of this madness was essence that kept evolving and consuming more and more sacrificed biological mass, and although everyone expected this to end up with an incredible amount of death and an infestation that would eventually consume entire local area, what turned out to be was a powerful and vast ecosystem.<text:line-break/>Some time later after this creation… Animals kept evolving and changing.<text:line-break/>There was a whole jungle here sustained by magical consumption, complex physical processes and extremely difficult to understand and map out interactions between virus-sized organisms.<text:line-break/>What confused scientists and sages the most was the fact that this happened spontaneously and very quickly.<text:line-break/>Whereas evolution of organisms such as them and ecosystems occurred across an extremely long period of time, these were born and appeared across… Decades.<text:line-break/>There has been no explanation for this.<text:line-break/>But what certain religious figures have proposed was the… Unofficially accepted doctrine.<text:line-break/>Void is sentient and watched us try to make void into something plausible. And considering the fact that it was tamed some time ago and its inhabitants…<text:s/><text:span text:style-name="T20">Inhabitants<text:s/></text:span>were eliminated, it decided to change its nature to something… Diplomatic…<text:line-break/>Although a huge infection of void creatures mixed in with deep water DNA and whatever that yordle magic presence Vex was feeling was kinda… Suggesting void or whatever is representing its business is applying a mixed diplomacy of negotiation.<text:line-break/>Walk around with a big stick…<text:line-break/>And occasionally beat up a child with a baseball bat, whilst at the same time throwing up a pie eating contest.<text:line-break/><text:line-break/>Vex decided to dive into a pool of void.<text:line-break/>She didn't want to go into those deep hole ones, she instead picked a rather more comfortable one, she meditated before doing so to gather up as much magical energy as she could.<text:line-break/>Shadow did so too and decided to act as her backup battery.<text:line-break/>The way they were going to do this is by forming a literal protective sphere around themselves that would prevent pressure from crushing them.<text:line-break/>Vex enabled vast temporal bacteria to act as organisms capable of converting local particles to breathable consistencies for her species, but she predicts that there may come an eventuality where the consistency of local water wouldn't contain necessary quantities to form a breathable atmosphere for her, so there existed an ability to create smaller bubbles within her bubble that would contain highly pressurized gases.<text:line-break/>All of this took energy, as shield would consist out of highly elastic yet tough material that matter would be constantly reignited by her magical incantations that wouldn't require her to focus that much.<text:line-break/>It was basically subconscious for her to channel this spell, so that she could focus on the environment.<text:line-break/>Shadow could easily exist underwater as they were a corporeal being and in case things would get tough, they would try to maintain enough of energy to get her out of trouble back to the surface.<text:line-break/>Although there were many threats about this.<text:line-break/>If Vex were to go towards the surface with pressurized gases in her blood, she would<text:s/><text:soft-page-break/>basically explode, she thinks. She's not certain, she's not a certified diver. She thought about asking someone for help, but she also thought about how she probably didn't have to.<text:line-break/>Underwater diving used to be highly common among yordles.<text:line-break/>Bubble techniques were taught at extremely young ages in the case of earthquake caused tsunamis swallowing parts of the yordle continent.<text:line-break/>This was highly rare, but parents will be parents.<text:line-break/>She remembered her mom doing that. What glorious days these were…<text:line-break/>She kinda misses those… She kinda missed her…<text:line-break/>Family…<text:line-break/>She can't quite remember what happened to them.<text:line-break/>Maybe they're still out there, she just…<text:line-break/>Doesn't talk to them. But…<text:line-break/>Why then? Why doesn't she talk to them?<text:line-break/>Shadow nudged her, because she was daydreaming again.<text:line-break/>The pool in front of her had an overall depth of about 350 meters with a singular tunnel called the Pink Void leading several hundred meters deep into the stone.<text:line-break/>This place wasn't a farm or anything, it was one of the many neutral fishing zones. Where flora wasn't fit for consumption but local fish population was humongous and thus highly valued as edible… Stuff.<text:line-break/>The pool occupied a space of about several football fields as certain idiots used to say in Demacia.<text:line-break/>Shadow asked her something in its weird tongue. — Are you ready. Vex. Question mark. I'm. Really. Worried. What if. You die. Question mark. What will. Happen to. Me. And you. You are my friend. Vex. Please. Don't. Let. — Little spin. — Bad things come to you. I love you. Vex. Don't leave me. —<text:line-break/>Vex measured Shadow with some small tears gathering on the edges of her eyes.<text:line-break/>— Shadow. I'm not going to die. We're going in to check what is going on down there, so we can understand what is going on about here overall. Yordles need to know this stuff. We can't just sit in Bandle City all the time eating waffles and slowly fading out of existence due to our extremely unreliable mating instincts. —<text:line-break/>Shadow raised an eyebrow.<text:line-break/>— Oh, you know what I mean. —<text:line-break/>She formed a weird purple bubble that intensified in colour and then tossed herself into a pool.<text:line-break/>Its surface was thick glowing seaweed.<text:line-break/>Part organic pollution, part humongous wooden trees growing with their leaves all the way up to the top and above the water.<text:line-break/><text:line-break/>Vex dived deeper and deeper slowly falling to the bottom's surface.<text:line-break/>She passed invisible black fish, giant floating jellyfish coloured black and white.<text:line-break/>There was a group of weird asymmetrical fish that stared at her with humongous red eyes that glew slightly when she was approaching their level.<text:line-break/>And then they turned off again and returned to their slumber.<text:line-break/>There was a skeleton of some fish stuck on what was one of the wooden water trees'<text:line-break/>Productions?<text:line-break/>She had no idea what the hell that was.<text:line-break/>Her eyes tried to adapt, but it was way too dark even for her humongous eyeballs, so she<text:s/><text:soft-page-break/>had to observe reality by producing waves of magical particles and then having them bounce back to her…<text:line-break/>Basically the same as regular sight, except she did… Magical bombardment… And gathered up all the images back to her.<text:line-break/>The nearby area was highly… Complicated…<text:line-break/>And there were many weird lifeforms here and there and…<text:line-break/>— Oof. —<text:line-break/>She fell down when she hit the bottom.<text:line-break/>Vex stood up. Shadow helped her a little by holding her tiny hand.<text:line-break/>She looked around and then saw an odd creature standing in front of them.<text:line-break/>It looked at it with confusion. The giant bubble in front of it.<text:line-break/>It turned its giant armored head with huge purple eyes.<text:line-break/>Vex analyzed the creature. Its magical levels were gigantic. It generated a field powerful enough to outclass her.<text:line-break/>It was ridiculous, what the fuck was that?<text:line-break/>— I can hear you. — The weird creature said.<text:line-break/>Vex shuddered.<text:line-break/>Her back had this weird cold feeling on it.<text:line-break/>Shadow was prepared to grab her out of there, but even they understood that there was no way, if whatever that thing was decided to kill them.<text:line-break/>— What are you doing here. — It asked. — Don't worry, I already know. For I can see the future. —<text:line-break/>— What are you!? — Vex asked horrified to the bone.<text:line-break/>— I am a fish. A humble fish that dwells down here. I felt you coming down here. Swimming downward in search of answers. —<text:line-break/>The odd chitinous creature circled her. It was moving on ten vast legs covered in various markings that shifted and shined. It had several hundred eyes that gathered into giant irregular collectives and it had humongous eggs coming from under its mysterious purple shell at the belly.<text:line-break/>— What do you exactly want to know, I'll tell you… As long as I find it necessary. —<text:line-break/>— What are you!? — Vex fell down from fear of the fish's huge magic field. She never saw something like that. — What on bloody hell are you? —<text:line-break/>— Hell? A concept I didn't know yordles believed in. —<text:line-break/>The creature delicately punched the ball causing it to roll a few meters, launching Vex up and down.<text:line-break/>Her confusion led to nausea and when the ball stopped she saw the face of a giant insect staring directly into her soul right above her.<text:line-break/>It was as if this thing could teleport on a whim.<text:line-break/>She screamed horrified. So much so, Shadow began shaking intensely and hugged her out of fear.<text:line-break/>— Don't be afraid, my dear child. If I wanted you dead, it would be so fast, you wouldn't even notice. —<text:line-break/>Vex began to hyperventilate. — Please, let me go. —<text:line-break/>— Shhhhhhhh… Ask your questions. —<text:line-break/>Vex felt the warm magnitude of Shadow holding her hand to calm her down.<text:line-break/>She started to breathe more slowly and then froze in place for a moment.<text:line-break/>She was on the edge of the bubble. Staring at the giant insect, ready in case it did something<text:s/><text:soft-page-break/>funny. But it was just standing there, staring at her with collectives.<text:line-break/>— Go on, I'm waiting. —<text:line-break/>— What are you? —<text:line-break/>— I'm a fish. What else is there to know? —<text:line-break/>— Who made yordles this weird? —<text:line-break/>— Does it matter? —<text:line-break/>— Why is Runeterra so screwed up? —<text:line-break/>— It was a long time ago. —<text:line-break/>Vex realized this thing didn't really plan to answer any questions. Why?<text:line-break/>— Why won't you answer any of my questions? —<text:line-break/>— Cause it doesn't matter, you stupid dingus. Fine. There was a weird giant dragon… Made of stars. It was bored and was like… What if these weird teddy bears had the biggest magical potency in the galaxy. So it did that. And it also overclocked a bunch of aspects of the planet they lived on to grant them humongous potency. —<text:line-break/>— Okay. —<text:line-break/>— What am I? I'm a void creature designed by Watchers to observe reality. I've been given arcane intellect to observe and adapt, and I became so good at it, I became clairvoyant. —<text:line-break/>— Alrighty. — Vex answered.<text:line-break/>— And the reason why Runeterra is so screwed is cause Azir nuked half of it or something. You know who Azir is? —<text:line-break/>— Rings a bell. —<text:line-break/>— Okay, you got your three questions. Now… Bye-bye. — The creature vanished.<text:line-break/>It was as if it was there, and the next moment it wasn't.<text:line-break/>She blinked and it was gone.<text:line-break/>— That's enough diving for today. —<text:line-break/>She has been down there for just a few minutes and she already had enough.<text:line-break/>— Shadow… Pull up. — She said that even though she was the one in control.<text:line-break/><text:line-break/>Vex went into another pool and was walking on the surface of the bottom of it.<text:line-break/>The ground here was mostly dust. Very little sunlight reached this place and flora only fed on complex particle processes and magic torrents.<text:line-break/>They were humble to say the least.<text:line-break/>There were small crabs and crab-likes.<text:line-break/>There were giant fish with huge eyes and sleeping animated plant-like stickmen.<text:line-break/>There were giant collectives of sticks that formed complex shapes that adapted and moved by reshaping and causing torrents to push them.<text:line-break/>There were also huge jellies that seemed to be encompassing large areas. They were less organized organisms and basically a giant swarm of bacteria that infested the water, other organisms just floated in there, either feeding on it or being food for it.<text:line-break/>There was a huge tunnel that was lit up with a huge amount of jellyfish that existed there.<text:line-break/>They were white and black. With huge black organs inside them and giant blinding white auras.<text:line-break/>She felt like they were trying to lure her in there.<text:line-break/>— Don't go there. — She heard a familiar voice.<text:line-break/>She turned around and didn't go in there. No questions asked.<text:line-break/>Vex travelled upwards towards a more lit up part of the deep water… Tank… Area… Thing.<text:line-break/>There were gigantic fish patrolling this area, feeding on falling dead plant stuff from above.<text:line-break/><text:soft-page-break/>There were only few giant fish. And they were moving extremely slowly.<text:line-break/>Vex analyzed their composition. Their magical potency was extremely small and they were mostly physical in nature.<text:line-break/>Their void contents were limited, but the rest of their organism seemed as if it grew from void-inspired biological schematics.<text:line-break/>They were basically children of void…<text:line-break/>Or rather acolytes of it. That saw perfection in what it was and tried to recreate it using normal reality particles.<text:line-break/>They were the true survivors of this world.<text:line-break/>Vex almost envied them.<text:line-break/>These giant fish didn't have eyes.<text:line-break/>They didn't have noses or ears, they were giant and stupid and floated around like giant automated machines, going where balance and density guides them.<text:line-break/>They were using a highly advanced void sensor to detect void particles and then dissolve the plant matter that contained them into less complex structures and a bitchload of energy to maintain their huge bodies and generate enough heat to survive the utter darkness of this water container.<text:line-break/>It was odd to her. It wasn't effective for them to feed on void and make it their own.<text:line-break/>Void which were highly advanced illogical particles that were spontaneously born out of the breaking down of physics by bla bla bla…<text:line-break/>Breaking down of physics by void…<text:line-break/>Which is not magic. It's like…<text:line-break/>Vex took a sip of the water she brought down here with her from a container invented by late Demacian Wasteland Pilgrimage.<text:line-break/>— Shadow… Opinion? —<text:line-break/>Shadow projected itself onto the wall. — This is. Kinda cool. Not gonna lie. I wish though. It wasn't so scary. I'm afraid you might die down here. —<text:line-break/>— Don't worry, Shadow. We're fine. —<text:line-break/>Vex sat down on the bottom of her bubble and then lied down. She closed her eyes.<text:line-break/>— You think we can nap down here? It's so cozy… And quiet. A little bit cold. Shadow, can you give me a blanket? —<text:line-break/>Shadow weaved itself around her.<text:line-break/>— I miss the Bandle City day and night cycle. I'll never get used to 8 hour long days and random nights… I mean who the fuck made this orbit, am I right? —<text:line-break/>Shadow laughed subtly at her joke.<text:line-break/>One of the giant fish flew right above the bubble, avoiding it using water flow detection… Or something.<text:line-break/>Vex wasn't a fish scientist.<text:line-break/>There was a bunch of weird floating jellyfish in the background.<text:line-break/>She started counting them…<text:line-break/>One… Two… Three…<text:line-break/>Four…<text:line-break/>She closed her eyes…<text:line-break/>Five… Six…<text:line-break/>Seven.<text:line-break/><text:line-break/>Vex was pushing through a vivid tunnel of pink jellyfish.<text:line-break/><text:soft-page-break/>They were projected as images on some odd wall and existing within small containers as if this were some sort of a humongous apartment complex.<text:line-break/>Each room was filled with transparent tissues and odd creatures, and heavy chunks of some material that they managed to create.<text:line-break/>Pressures here were ridiculous, but Vex understood that her magics were potent enough to survive here for an extended period of time. She was getting kinda hungry though.<text:line-break/>She suddenly pushed through the end of the tunnel and fell into a humongous hole.<text:line-break/>She tried to pull up with all her strength, but the hole of absolute darkness, the abyss pulled her in closer and closer.<text:line-break/>Vex started panicking.<text:line-break/>— Shadow, what is going on? —<text:line-break/>Shadow stared at her perplexed.<text:line-break/>They were falling, but the pressure…<text:line-break/>They passed some sort of an oddity barrier and pressure went from “you are going to die very soon” to “okay, seems legit”.<text:line-break/>Vex found herself within some sort of an anomaly field.<text:line-break/>She was floating downward into complex structures of some stone.<text:line-break/>These formed huge forests, the stone was covered in vivid multicolored moss that glowed and sent signals rapidly from point to point across the entire thing.<text:line-break/>She thought…<text:line-break/>She was inside a computer.<text:line-break/>This giant bubble was in fact tissue of a humongous post-void creature that utilized complex voidborn particles to formulate incredible structures that utilized energy born of void caused particle disruption.<text:line-break/>Signals sent throughout the machine most likely were like a giant brain.<text:line-break/>And she was currently intruding upon this territory.<text:line-break/>Vex felt really bad that she was here, but considering the fact that this structure is solid stone and that it was fairly easy to get here, maybe there is no harm in being here.<text:line-break/>She moved as gently and carefully as she could not to destroy anything vital, when suddenly she saw odd fish and huge armored… Things… Floating around in an area of rock that seemed to be less active than the rest.<text:line-break/>Tissue there seemed to be almost cloudy, it felt polluted and destroyed.<text:line-break/>She saw one of the huge fish charge with incredible speed before bumping into the bubble and knocking itself unconscious.<text:line-break/>Both Vex and Shadow observed the whole act with a playful confused smile.<text:line-break/><text:line-break/>Vex saw a body of some other mage lying at the bottom of this construct, it was a medium sized skeleton that was in the process of being digested…<text:line-break/>Meaning the meat was already gone most likely a long time ago, but now the skeleton was being eaten by vast populations of micro-organisms.<text:line-break/>There was a giant fish watching from the background with huge white eyes and a giant smirk on its face. This smirk shifted to a huge O face when it decided to swallow a huge ball of randomly floating debris.<text:line-break/>The fish observed Vex for a moment before turning around and floating towards a bright pink point in the wall near the ceiling.<text:line-break/>Vex followed the fish.<text:line-break/>Together they exited the underwater brain and went through the pink tunnel of jellyfish<text:s/><text:soft-page-break/>apartments, then they exited into a black forest of void and went separate ways.<text:line-break/>The fish decided to make a funny spin and then travel into the depths of the forest, meanwhile Vex decided to emerge on the surface of the water.<text:line-break/>What she saw next were huge wooden trees sprawling from under the water towards the sky with huge white spore-like growths eating their barks through lignin deconstruction.<text:line-break/>There were huge creatures sitting by the shore which was stone covered in moss, and there were abandoned apartments and huge houses around.<text:line-break/>This was the middle of the city…<text:line-break/>She heard it was called Apachu-Visage. Named after an extremely important historically Noxian figure.<text:line-break/>The reason why Demacians were naming stuff after Noxians was because they wanted people to remember who they were…<text:line-break/>After all…<text:line-break/>Enemies… Sure… In the past.<text:line-break/>But what does it matter now?<text:line-break/>I mean…<text:line-break/>Whatever… It doesn't.<text:line-break/>Vex crawled onto the shore and dematerialized her bubble by some friendly looking giant amphibians.<text:line-break/>They stared at her with three humongous eyes and a pair of holes at the top of their heads that were most likely ears. They had flat feet and two bending legs, and they were covered in thick fur that seemed seal-like.<text:line-break/>When they saw Vex, they stared at her for a few seconds and then continued to watch the lake as if hypnotized by something.<text:line-break/>Vex's little shoes and green cape were immediately dirty due to intense random dust and organic growth.<text:line-break/>Shadow tried to help her get rid of it, but there was just too much stuff, then she saw a giant bug fly right in front of her face.<text:line-break/>That scared so intensely she fell down and covered herself in mud to the brim.<text:line-break/>— God damn it, Shadow. Can you imagine… I mean… Am I supposed to go back to Bandle City now and wash it there? That's a hella of a walk. —<text:line-break/>She heard a massive high pitched scream from behind one of the buildings.<text:line-break/>She ran towards the giant frog-like entities and hid between them.<text:line-break/>A giant creature jumped from some greenery and walked, whilst screaming intensely.<text:line-break/>It walked up to two giant frogs that turned around towards it.<text:line-break/>The beast roared. It was purple and had organic plating. It had no eyes and it had a huge pair of fangs. It walked on four giant legs and…<text:line-break/>Hold up a second. That's Rek'Sai!<text:line-break/>— What? — Vex asked herself curiously.<text:line-break/>Giant creature stared at Vex, whilst two giant frogs looked at it.<text:line-break/>Rek'Sai started to growl and click at the giant frogs which did not seem to understand what she wanted. Rek'Sai then retreated into the ground and went back to the city in search of… Something…<text:line-break/>Who knows?<text:line-break/>Vex decided to retract her water steps and come back to the living part of the Demacian City.<text:line-break/>Cause she definitely doesn't want to run into that thing.<text:line-break/><text:line-break/><text:soft-page-break/><text:line-break/><text:span text:style-name="T21">Part II:</text:span><text:line-break/><text:span text:style-name="T22">Vexnautica</text:span><text:line-break/><text:line-break/>Vex was swimming inside a bubble through the thick black void forests before entering the open sea, the tide here at this depth was rather weak, but then a magical stream shot her somewhere.<text:line-break/>Shadow kept control of their position by anchoring several magical emitters on their way which allowed them to basically not get lost.<text:line-break/>The first thing Vex saw in the void corrupted sea were giant creatures that were seemingly the size of skyscrapers in the distance.<text:line-break/>She could feel their magic.<text:line-break/>They were moving really slowly, as if they were giant clouds on a peaceful day.<text:line-break/>Those were huge jellies.<text:line-break/>They were not real animals per say.<text:line-break/>They were giant collectives of animal bacteria, in that they were not huge sentient organisms, but rather huge objects that digested and controlled environment within themselves and allowed a colony of confusing organisms to exist.<text:line-break/>It was rather salty out here.<text:line-break/>She got bumped by something, a fast moving filtering fish knocked her off course into a chasm, and then a magical torrent pulled her downwards several hundred meters, she appeared in complete void where she tried to analyze terrain, before falling into a group of giant bubbles.<text:line-break/>She realized the bubbles were some odd deep flora, she decided to quickly elevate herself to the surface when she saw one of the giant jelly clouds right next to her.<text:line-break/>The giant size of it confused and terrified her.<text:line-break/>She stood there with eyes opened wide and her entire body was basically trying to escape from physical reality.<text:line-break/>Shadow covered her eyes and the giant jelly just flew through them over time, as soon as it was gone, which was like several minutes, Vex started to breathe more comfortably again right after Shadow allowed her to see the world.<text:line-break/>She sat down for a minute, then the magical bubble started going upwards.<text:line-break/>She popped through the surface and then noticed that far in the distance was a huge boat, slowly moving across the odd black sea.<text:line-break/>She approached it from under the water and then floated a short distance before shadow-dashing through some sort of a window onto the board.<text:line-break/>Shadow looked behind the corner and noticed that…<text:line-break/>Nobody was there.<text:line-break/>Vex shadow-dashed out the window and then upwards, and landed on the deck.<text:line-break/>She then looked around and saw heavily armed figures wearing armor that covered them entirely.<text:line-break/>Vex decided to be diplomatic about this. — Hi, guys. —<text:line-break/>The odd figures stared at her. They wore massive silver helmets, their necks were covered by a special guard, designed as if they were afraid of being decapitated.<text:line-break/>They had weird electric batons by their flanks, and carried huge three-barreled rifles, all three barrels were unique, as if those were three guns in one…<text:line-break/>They did not respond to her.<text:line-break/><text:soft-page-break/>— I'm sorry for invading your boat, I just wanted to ask a couple of questions, but if you're not in the mood, I'll leave. —<text:line-break/>The soldiers stared at her in silence, before one of them finally spoke out loud to her through a communicator in his technologically advanced suit. — Get the fuck out, freak. —<text:line-break/>Vex was shocked, she backed away, slipped and fell down.<text:line-break/>Shadow stared angrily at the three soldiers who kept eyeing her with a neutral empty silver gaze. — What the fuck is that thing? —<text:line-break/>— Some sort of weird void monstrosity. I guess they're gaining sentience now. —<text:line-break/>— Should we kill it? —<text:line-break/>One of the soldiers thought about that for a second. — Sure. —<text:line-break/>They raised their rifles.<text:line-break/>Vex shadow-dashed away and into the water before they opened fire, then covered herself in a bubble and dived deep underwater.<text:line-break/>Soldiers started laughing about it. — Heheheh. She bought it. —<text:line-break/>— Fucking yordles. — One of them shook his head in disbelief.<text:line-break/><text:line-break/>Vex returned to Marble Arbiter and after taking a long hot shower and crying for a few minutes after seeing herself in the mirror, she lied down in her bed wearing pyjamas she bought in some cheap local weaving shop.<text:line-break/>Shadow was lying right next to her, she hugged them and started to whimper into their black existence.<text:line-break/>She could not really fall asleep. So Shadow started talking to her. — You. Okay. Vex? —<text:line-break/>— I miss… Being alive. I want to be loved. To be honest. I want to have friends. An environment I could be a part of. Belong somewhere. This is fun and all, we're making progress. But I just feel so empty inside. As if my entire being is just pain. —<text:line-break/>Shadow stared at her with worried eyes.<text:line-break/>She was staring at the blue ceiling and a rather humble chandelier.<text:line-break/>— I wish there was a whole sub-culture in Bandle City of people like me. There probably was somewhere out there. I just did not find it. I was too busy being sad to even start. All those years wasted. Doing nothing but trying to fit in. Doing nothing but trying to impress people who did not care about me. I never thought about myself. I never fought for myself. And if I did, it was to change others instead of myself. I could have been happy. I could've pursued what I wanted… Instead I pursued my hate. I kept fighting against the tide and it squashed me. — She turned to Shadow. — Do I deserve to live, Shadow? So many children aborted. So many people die young. So much youth is choked by poverty. I was given all I needed to develop into one of the most intelligent and powerful yordles in the world. And I squandered it. —<text:line-break/>Shadow gave her some heat by touching her cheek.<text:line-break/>— Sleep. Vex. You don't deserve. To suffer this much. You. Are. A great person. An intellectual. A talented wizard. An adventurer. More open-minded than most. — Shadow looked at her one more time. — I need. To vaporize. Concentrate on something. I'll be back in the morning. — Shadow started fading away.<text:line-break/>Vex touched their presence before they left.<text:line-break/>— I… I just wish I had… I had… Never been born to be honest. —<text:line-break/>Shadow did not respond. They just faded away.<text:line-break/><text:line-break/>— Wake up, Vex. —<text:line-break/><text:soft-page-break/>— Vex, where are you? —<text:line-break/>— I'm cold, why are we nowhere? —<text:line-break/>— Shadow? Shadow can you hear me? —<text:line-break/>She was punched in the head and started rolling down a rocky hill, she landed in an empty village where there were odd creatures of muck and fungi.<text:line-break/>Vex gathered magic at her hands and tossed at those randomly around her.<text:line-break/>Orbs of darkness consumed and burned weird monstrosities, but there were too many of them.<text:line-break/>She started running out of energy. She grew exhausted.<text:line-break/>She saw the last monster approach her.<text:line-break/>Its twisted form chased her.<text:line-break/>She ran away towards an empty building, locked the doors behind her. And ran upstairs where she bashed the door open with the entirety of her extremely light body.<text:line-break/>She then opened the window and crawled onto the rooftop, hearing the giant monster approach her from behind.<text:line-break/>She was at the very top and started breathing heavily.<text:line-break/>— Vex. You green fool. —<text:line-break/>She was sitting by a table.<text:line-break/>Lulu was on the other side, staring at her with a disappointed look.<text:line-break/>— You know what your life could use? —<text:line-break/>Vex started shaking in fear.<text:line-break/>— A little bit of sugar. —<text:line-break/>A giant monster entered through the door.<text:line-break/>Vex just closed her eyes and woke up in bed.<text:line-break/>She was sweating and shaking, she could not closer her eyes, the image of Lulu's face twisted into a horrifying gaze haunted her.<text:line-break/>She kept staring at the door of her room, expecting a monster to pop into her field of view.<text:line-break/>She was there for like 5 minutes, just staring, until finally her mind went blank again.<text:line-break/>Then she closed her eyes and fell asleep.<text:line-break/>She dreamt about rivers and rainbows.<text:line-break/>Lulu was holding her hand and they were eating sandwiches at a picnic together, before it was interrupted by a mana storm in the distance.<text:line-break/><text:line-break/><text:span text:style-name="T23">Vex was visiting the library in White Arbiter to figure out a few things.</text:span><text:line-break/><text:span text:style-name="T24">She found a guide to the void plague, a rather short book that introduced elements part by part, before expanding into the second book called Guide to Void Plague: Expanded.</text:span><text:line-break/>In this book various phenomena were explained, she was introduced to dangerous mutants that were born of mixing between various animals imported from the deep sea and also…<text:line-break/>Humans.<text:line-break/>There were dangerous creatures, described in this guide, that had existed across decades in this area, and some of them were sighted and described, others were quite too rare to be properly delivered in terms of information.<text:line-break/>Vex however understood that Rek'Sai… Was not Rek'Sai.<text:line-break/>The book described an old event, which she had to expand her knowledge upon by reading<text:s/><text:span text:style-name="T25">History of the End</text:span><text:s/>by Mary White, the book talked about Rek'Sai.<text:line-break/>Mary White was a Piltoverian who travelled all the way to Ionia in order to reach peace and tranquillity, when she suddenly became stuck there during the arrival of void after Azir left<text:s/><text:soft-page-break/>the planet.<text:line-break/>She survived in spite of an ecological collapse that led to a famine and complete destruction of Ionia piece by piece.<text:line-break/>Void creatures were in fact… Understood thanks to information delivered by the Azir remnants.<text:line-break/>Various groups that were left behind to manage Runeterra after Azir went off to build the Second Shurima.<text:line-break/>Rek'Sai built a huge army by conjuring her naturalistic void tendencies with Azir's technology and harvested magical and physical powers.<text:line-break/>A convoluted brood capable of warping into various places via a complex network allowed Rek'Sai to rapidly de-establish various Watchers' emplacements and eventually overwhelm Bel'Veth's forces.<text:line-break/>But after Azir left, this legion of beasts was unsustainable, so they spread out to various territories in order to survive.<text:line-break/>Although this legion did not reach far before starving to death, it spread through the void network and managed to enroot itself in places that achieved balance after the initial extinction event caused by a huge locust-like major consumption.<text:line-break/>Ionia was almost destroyed and what was rebuilt after that did not remind of its original form at all.<text:line-break/>Various Rek'Sai shards, as they are called, travel across Runeterra for unknown reasons.<text:line-break/>It is assumed they're searching for food or sustenance.<text:line-break/>But more complex theories involve describing them as scouts, informants, brood analysts and other.<text:line-break/>Rek'Sai is a completely alien life-form with an asymmetrical mind compared to humanoid forms like yordles or an average Demacian, and assuming her goals would be logical to us would be self-defeating.<text:line-break/>Concluded the author.<text:line-break/>The true Rek'Sai is most likely somewhere out there, unless she starved to death.<text:line-break/>Considering she is the biggest of them all that is likely.<text:line-break/>But one should not assume Rek'Sai would go down as easily as her others.<text:line-break/>Sure, she might be the most inconvenient in terms of design.<text:line-break/>Only smaller members of Rek'Sai's Legion survived the extinction event after causing it.<text:line-break/>But Rek'Sai herself was a true hunter.<text:line-break/>The most adapt to changes in the environment and long periods of lack of nutrition.<text:line-break/>She most likely has managed to preserve her form and her closest members of the brood, something that most likely should not be said about other greater members of her legion, who starved most likely very soon after Azir left.<text:line-break/><text:line-break/>Vex travelled through the long library halls, it was dark and grim in here, almost abandoned as if.<text:line-break/>She could see random people around, reading by dim lights and then she saw a figure in darkness, a huge tentacled monstrosity moved across the hall and dived into a dark stairway downwards, where it disappeared within the shadows.<text:line-break/>Vex projected magics upon surfaces to see it better, but what she got back were only confusing images of ghosts and people that were not there.<text:line-break/>This place was most likely haunted by souls of the dead. And that creature was…<text:line-break/>Some sort of oddity.<text:line-break/><text:soft-page-break/>Vex went after it, and travelled downstairs.<text:line-break/>Huge amounts of goo and coloured blood-like substance was spread across the walls and the stone of the stairway.<text:line-break/>She went down and down into the darkness, her eyes were wide in search of light, but she had to summon a yordle spell to create some, she saw a large room open in front of her, there was a light switch by her, she turned it on and a massive amount of lights lit, one by one the entire room became enlightened and then she saw at the very end a pile of bones and textiles gathered at the very end, where three giant goo creatures with tentacles coming out of magnificent black shells stood.<text:line-break/>There was a tall skeleton-like figure floating in between them, it wore a long black robe and had an unnaturally long body that went on and on upwards of three meters.<text:line-break/>It had around itself various markings and bindings. As if it fell victim in the past to various mages… Casters trying to enslave it.<text:line-break/>But there it was… It was a lich.<text:line-break/>A dark creature of the Shadow Isles existing here.<text:line-break/>Its green and blue aura moved around when it suddenly turned around towards Vex.<text:line-break/>Staring at her with a skull that twisted and changed as if it were as gelatinous as the material belonging to giant odd shelled sea creatures by the lich.<text:line-break/>— You're interrupting. —<text:line-break/>— What are you doing here? — Vex asked.<text:line-break/>Shadow was ready to strike.<text:line-break/>— What does it look to you? — The Lich asked.<text:line-break/>— I don't know. — Vex said.<text:line-break/>— Slay her. — The Lich pointed.<text:line-break/>Giant creatures slimed towards her.<text:line-break/>Vex attacked them with her powers and Shadow did so as well.<text:line-break/>But what happened to her was perplexing.<text:line-break/>These creatures absorbed Vex's shadow magic and the projectiles became into them and… They did not do any visible damage.<text:line-break/>They were magic resistant.<text:line-break/>It made so much sense.<text:line-break/>They were summons of the Lich, why would it be otherwise?<text:line-break/>Vex summoned an acid storm and tossed a water stream upon them, burning them, the odd tentacled monsters weaved and screamed in pain, Shadow rose and tossed itself through the world bashing one of the creatures open, revealing a massive amount of odd intestines that were in the process of digesting.<text:line-break/>The odd humongous beasts retreated out of fear of pain and death.<text:line-break/>The Lich became undefended.<text:line-break/>They cast around themselves a powerful shield that absorbed Vex's shadow projectile and then spoke. — What do you want? I can smash you like a vase, and yet you insist to remain aggressive against me? Do you really think it matters what you are in this cold and vast universe, yordle? —<text:line-break/>— It doesn't. But the same applies to you. I don't know what you're doing, but I'm going to put a stop to it. — Vex amassed a huge ball of darkness and was about to toss it when…<text:line-break/>— What is happening here? —<text:line-break/>There was a group of librarians standing behind Vex.<text:line-break/>Vex dispersed her magic and made an odd looking face. — What… You… —<text:line-break/><text:soft-page-break/>— Vex? Are you bullying our janitor? —<text:line-break/>— Your… Janitor? Wait! You know my name? That's so nice. — She said and started daydreaming.<text:line-break/>— Of course I know your name, you're in newspapers. Now get out, before I make you pay his monthly salary. —<text:line-break/>Vex made an awkward face.<text:line-break/>— Sorry. I thought… —<text:line-break/>— It's okay. I was just… It's my fault. — The Lich explained.<text:line-break/>Vex shuffled away.<text:line-break/>— I'm so sorry, I'm just programmed for violence. I need to see… A psychiatrist. —<text:line-break/>People measured her with some tolerance.<text:line-break/><text:line-break/>Vex spent the next few days gathering data and visiting the deep underwaters.<text:line-break/>She checked out the sea and the tunnels.<text:line-break/>She found a place she decided to call the Canal, as it was a huge fall of some sorts, a gathering of a collapsed building that laid into a huge pool of water.<text:line-break/>Vex emerged from beneath the surface and measured the massive stone pillars and floors, there was an odd spirit of the Isles measuring her for a moment with a disappointed in reality gaze before fading away.<text:line-break/>She thought about it for a second.<text:line-break/>She crawled onto the surface and de-bubbled herself, Shadow measured the environment with some suspicion.<text:line-break/>The way outwards was to crawl into extremely tight tunnels that only a yordle would consider passable, she crawled into that and immediately ran away, as a Shadow Isles' spider crawled out of there and fell into the water, beneath which it swam to underground to somewhere.<text:line-break/>The spider was at least slightly larger than Vex herself, which was not a new experience to her, nonetheless quite terrifying still.<text:line-break/>She went deeper into the tunnels and emerged on the other side over a pool of dark water, she jumped in there and saw a group of huge fish just casually flying around and organizing some sort of feast over greenery, the water there went directly into the sea, she could tell by distant salt content…<text:line-break/>She wasn't sure though, as that wasn't necessarily a reliable method.<text:line-break/>She swam towards the exit and entered a room with a huge tower erecting from beneath the water, she climbed on top of it and then went by its stairs, and found up there a small stone bridge by which she travelled outside.<text:line-break/>She bumped into a pirate that stared at her for a moment before saying. — Arrrr… Matey! Don't bump into me body, for you know… — He took a sip of wine. — Me so old it hurts more than ever. Anyway. How be your life, yordle? You remind me of my daughter back in the Kabuda Isles. Yaaaar! —<text:line-break/>Vex measured him for a short time.<text:line-break/>— You're a ghost, you know that? —<text:line-break/>— Arrr… Yeh. That explains it. You know, I was on the way to the bar. You want me to grab something for you, young yordle? —<text:line-break/>— I was busy… Thank you for asking though. —<text:line-break/>— Hmmm… — Pirate started fading away. — Arrr, see you around. —<text:line-break/>He disappeared.<text:line-break/><text:soft-page-break/>Vex continued onward.<text:line-break/>She entered a balcony of some sort.<text:line-break/>A bunch of tall towers interconnected with one another via stone bridges at various levels, she saw a giant watery horse fade away out of sight and appearing again.<text:line-break/>There was a huge dragon sleeping on the tallest tower inside a huge nest made of dry leaves.<text:line-break/>There were enormous clouds in the distance and beneath she could see a ship crashed on the shore.<text:line-break/>There were huge waves hitting one part of stones sitting far away from the land, and only a remnant of those giant waves reached the shore itself.<text:line-break/>Vex went by the bridge and she was immediately stopped by a spectral knight of some sort.<text:line-break/>— Halt! This is territory of King Prince Horo Kasumi. Your trespassing is unnecessary here! —<text:line-break/>— Fuck off, spectre. — Vex said impolitely.<text:line-break/>— You dare insult a loyal soldier of her majesty!? Prepare to die, infidel! —<text:line-break/>He charged at her and faded into a bunch of smoke and water upon contact.<text:line-break/>Vex continued.<text:line-break/>She jumped onto a platform slightly lower and then noticed there was a giant fish staring at her from beneath the surface.<text:line-break/>When that fish realized Vex was watching her back, it turned around and swam into the depths.<text:line-break/>Vex continued into a palace and upon entry she saw another living soul, an individual sleeping on a bed.<text:line-break/>She was tall and pale, young and beautiful. Perfect skin and a long dress.<text:line-break/>The area around her was covered in dust, but she herself was clean like a desert.<text:line-break/>She walked up to her to wake her up, when her hand paused mid-air touched by powerful magics.<text:line-break/>Vex tried to move but she was paralyzed, she cast a magical cleansing spell of yordle design and dashed away into safety using shadow magic.<text:line-break/>She localized the wizard sitting in the corner of the room.<text:line-break/>It was a tall, gigantic, several meters tall figure that moved on huge spider legs.<text:line-break/>It emerged from the shadows and upon localizing Vex tossed a ball of magic that transformed and diversified into a swarm of spiders that formed a tall golem of some sorts.<text:line-break/>The golem spoke. — Twelve bloody nights of dark magics. — And charged at Vex who tossed a magical projectile tainted with Shadow Isle's influence.<text:line-break/>The magical bolt tossed the golem, but its magical immunity allowed it to survive unscathed.<text:line-break/>Vex ordered Shadow to toss something at the golem to cause physical harm.<text:line-break/>A giant sofa flew at the golem, crushing it.<text:line-break/>The wizard in the shadows prepared another cast, but Vex tossed a magical mark towards him, that contacted with him and marked him for a massive spectral incantation.<text:line-break/>Shadow and Vex warped together into a magical construct and then travelled towards the mage as a huge gaping maw of yordle and Shadow Isle's magics hybridized into an absolutely horrific spectrum.<text:line-break/>The wizard tried to evade by warping away, but the gaping maw turned and upon contact exploded into a dark rainbow detonating the wizard in acid, shrapnel and imploding particles.<text:line-break/>The spider-wizard's body was torn to pieces, throwing his shards into various places around Vex who was covered in their intestines.<text:line-break/><text:soft-page-break/>— Fair. Tough, but fair. — She said.<text:line-break/>Shadow wiped some blood off her cheeks.<text:line-break/>She measured the sleeping woman and approached her.<text:line-break/>She touched her to wake her up, only to watch her turn to stone and disappear.<text:line-break/>It was nothing but an illusion projected by the wizard themselves.<text:line-break/>— Dang it. — She said and continued her journey.<text:line-break/><text:line-break/>Vex found her way through the city of water, reached a shore of some sort, climbed upwards through the ruins within ruins, and then appeared on a humongous green hill.<text:line-break/>Everything was covered in white snow-like flowers and in the distance she saw massive metallic and stone structures that belonged not to this world.<text:line-break/>A humongous tower and several other towers surrounded by spherical tomb-like constructs, and a massive group of airships parked around it, not powered by wind, Hextech or anything she could recognize.<text:line-break/>They were enormous pyramidic shapes that emitted powerful ominous energies, as well as huge magnetic forces, she could sense they were able to remotely steal electric the electric charge from an object marked by a magical imprint, in order to cause a lightning strike.<text:line-break/>Those floating objects were most likely some medium-sized defense drones.<text:line-break/>She should be very careful.<text:line-break/>That group could be of not good intentions, they could most likely eliminate her, and considering their technological advancement, they could do so swiftly.<text:line-break/>Vex continued onward, she approached them and then paused, observed and then came slightly closer.<text:line-break/>Her and Shadow tried to mask their magical presence, and heat as well.<text:line-break/>They became slightly invisible.<text:line-break/>This was an ancient yordle trick, augmented by Vex to also affect Shadow and both of theirs Shadow Isle's magics.<text:line-break/>She appeared at the gate of the facility and saw various groups of people.<text:line-break/>Average human individuals seemingly gathering around for no real reason, technicians wearing orange suits, soldiers wearing heavy armor and carrying around ballistic rifles.<text:line-break/>Machinery both piloted and fully automated.<text:line-break/>Various unmanned air drones doing transportation work.<text:line-break/>They moved boxes around, light equipment or heavy equipment.<text:line-break/>They moved it from one ship to another ship.<text:line-break/>There was a dock lower down, it unpacked humongous containers from water ships onto a gigantic elevator that rose several hundred meters up to the ground level, and there these boxes were unpacked by a humongous amount of drones that moved them through the airway from the giant boxes at the elevator to giant boxes at the… Other elevator.<text:line-break/>Vex noticed this thing. It was a gigantic line in the sky.<text:line-break/>Not metallic, it was a quantum line, she felt also a huge presence up there beyond the clouds, she could feel it.<text:line-break/>There were two gigantic objects.<text:line-break/>One down here, the other one far above the sky, perhaps even in space. They were linked to each other via gateways, and then emitted a powerful disturbance through the entire atmosphere all the way from ground to space and vice versa to carry humongous objects.<text:line-break/>The space elevator activated, a massive pull moved a gigantic container the size of a skyscraper all the way through the sky.<text:line-break/><text:soft-page-break/>Pulling it slowly upwards through the clouds, it disappeared beyond them.<text:line-break/>Vex was wondering what was this place.<text:line-break/>Vex decided to return to the post-Demacia, she found her way to a long tunnel of some sort that led directly to it according to descriptions she got from the libraries.<text:line-break/>That was her goal, to reach that place and unlock it.<text:line-break/>That place was a long tunnel that had a huge cart that went from up to down, and then came back using an extinguished electric mechanism, that's why it now was a one way trip.<text:line-break/>There were carts placed on her side, she pulled one up, fortunately there was one her size somewhat, and then placed it on the rails, and pushed herself, hoping that nothing bad would happen.<text:line-break/>The path ahead of her was rather clear to be honest.<text:line-break/>She was travelling relatively quickly across that entire place, slowly moving, but randomly accelerating.<text:line-break/>The rails were clear, there was no dust, fallen rocks, the tunnel was placed relatively not far away from the surface, so it was not endangered by huge weights of the earth.<text:line-break/>Shadow observed the path and communicated to her that she can relax, so Vex lied down in the cart on Shadow's presence and then closed her eyes, thinking about the giant elevator she saw.<text:line-break/>She will question some Demacians about it, hoping to figure out who these people were and whether she should be afraid of them.<text:line-break/>After a few minutes, she kinda fell asleep.<text:line-break/><text:line-break/>Vex decided to gather up her money.<text:line-break/>She heard that if she could amass a large enough amount, the space elevator could take her to the orbital station.<text:line-break/>She also heard that the quickest way to earn money, especially for something that astral, was to acquire it from bounties.<text:line-break/>Therefore she ventured into the corrupted zones of the Demacian city.<text:line-break/>She went past massive white constructs and entered through a long alley into the abyss.<text:line-break/>There were many odd things there, water was leaking through the concrete and where it was, there were tall flowers and trees, massive blue and green creations of barking to the extreme wood, impossible to understand biological constructions.<text:line-break/>Vex paused before a massive stupidity of some sort.<text:line-break/>Tall and horrifying building of violet evil, arranging into nothingness at the top.<text:line-break/>A portal of blackness at the very top.<text:line-break/>Forming into a cloud with stars staring back at her, out of its capacity were vomited tons and tons of energies that she could perceive.<text:line-break/>Her eyes and Shadow's glittered with awe, as out of that portal emerged a tall tentacular creature, it landed near her, observed her and then left to submerge itself under the black solid water of a nearby void pool.<text:line-break/>Vex continued to find her soul somewhere else.<text:line-break/>She went on and on until she found more and more consuming darkness, until the way home shifted to the point of there being nothing recognizable.<text:line-break/>Shapes and darkness turned… Aligned… Mismatched… Reshaped.<text:line-break/>There were just noises and screaming of cosmic sensation.<text:line-break/>The time of day was warped and miswarped.<text:line-break/>Darkness, light, darkness, light.<text:line-break/><text:soft-page-break/>Magic here evaporated and then re-sublimed into cosmic constructs that served as food to odd creatures so small and dense they formed sentient clouds that watched Vex pass them.<text:line-break/>She went on and on, uninterrupted by any vile beasts, the beauty of this place, she was almost confused by the fact that nothing threatened her here.<text:line-break/>Vex finally encountered her first obstacle.<text:line-break/>Her aim was to reach into the depths of the zone and find something of value, bring it back, sell it for a high price and then buy a ticket onto the orbital platform.<text:line-break/>The huge naked apes with two pairs of ankles jumped at her, she used the previously learned technique, she coated them in acid, dissolving their natural anti-magical pelts and then detonated them with yordle magical shrapnel, leaving only thrown around insides on a corrupted courtyard.<text:line-break/>Vex continued into the depths of this darkness, finally reaching into some blighted path.<text:line-break/><text:line-break/>A massive pulsating mass emerged behind a building, it built itself into a giant concrete wall and using it as a shell for its organs, it observed Vex with its magical presence as she passed it.<text:line-break/>She entered a rather humid area with plenty of vapour, it was gloomy, she saw in it a massive weaving tentacle creature that sang and summoned other tentacular creatures.<text:line-break/>Vex went past them before they could organize and exited the vapour and then appeared in a major alleyway that expanded into a massive courtyard.<text:line-break/>A humongous used-to-be-white cathedral was in the middle.<text:line-break/>Its entire presence was consumed with void growth. Tall mushrooms broke from beneath the concrete and rose several meters above ground, tall spontaneous clouds of darkness moved covering the sky, and the entire area gained purple colour due to intense fog above the corrupted city.<text:line-break/>There were giant water pools everywhere, where Vex could see massive fish swimming around in between gigantic algae that reached out into the ground, leaving dead leaves that were intensely consumed by vast amounts of maggots and such.<text:line-break/>There were gigantic figures on the other side of the huge plaza.<text:line-break/>Tall six-limbed beasts that stood on massive legs and had humongous packs on their back, as if those were some highly energetic industrial devices that constantly moved and swirled in some delusional intensity.<text:line-break/>Major figures stood around them.<text:line-break/>Armed men wearing entirely black suits made of petricite mixed with metallic alloys. The giant figures had swarms of smaller aircraft surrounding them.<text:line-break/>Tiny little bees the size of a yordle swooshed and patrolled, she was acquired.<text:line-break/>The squadron measured her with interest.<text:line-break/>Shadow and Vex faded into nothingness.<text:line-break/>But firepower of various kinds bombarded the spot where she was just a moment ago. Small aircraft changed directions and flew towards that spot, they started to scan and fly around that place, watching for what could have that possibly been.<text:line-break/>That explains where all the major obstacles went.<text:line-break/>They were most likely shot by those people. Vex approached that group, she stood on top of the cathedral's tower, clinging to growth that served as support for her light body.<text:line-break/>The giants walked making relatively quiet noises, followed by various men with rifles. One of the giants rose one of its six limbs and pointed at a group of mutated creatures of the void emerging from the darkness.<text:line-break/><text:soft-page-break/>A firefight ensued which Vex watched with caution.<text:line-break/>Various armed figures approached the mutants and fired with flak, fire and cartridges causing havoc and lighting up the purple aura of the place.<text:line-break/>The creatures were mostly naked apes, but there were couple of new things she had not seen before.<text:line-break/>Tentacled creatures that created mystical auras and cast accelerating balls of watery projectiles that upon collision with one of the armed men dissolved them into a bunch of red goo.<text:line-break/>They sent out tall flying creatures that were quickly shot down by patrolling aircraft, which the giants with what appeared to be factories on their back spewed constantly into combat.<text:line-break/>The aircraft dropped bombs of intense energy that exploded into powerful shockwaves that broke apart odd void creatures. Whilst against faster enemies they shot pinpoint accuracy lasers that weakened their tough hides which bullets found difficult to penetrate.<text:line-break/>There was heavy machinery that fired upon the creatures, it was in the hands of a single capable marine, but he was quickly shot down by a swiftly travelling projectile.<text:line-break/>When the combat concluded, two giants still stood tall, but the amount of men was quite reduced.<text:line-break/>Soon another wave of mutants arrived, this time they were led by one of Rek'Sai Fragments.<text:line-break/>The swift creature buried underground and appeared under one of the giants, it crawled on top of it and tore apart its factory, leading to an intense electrical fire, which then consumed the giant, causing it to enter a fit of rage.<text:line-break/>Various men concentrated fire upon the Rek'Sai Fragment, but before they could do anything, it was underground, and then she popped from beneath it, slicing them one by one, before finally being intercepted by a large amount of flying aircraft that bombed her into submission, the burning body of a Rek'Sai Fragment finally concluded its movement, by whimpering and turning into a giant curled up shape.<text:line-break/>With one giant remaining and only twelve men, the company seemed to be no longer eager to travel further, as they started retreating into the place they came from.<text:line-break/>Maybe they had achieved their objective though.<text:line-break/>Vex watched them disappear from sight. After that she entered the cathedral herself.<text:line-break/><text:line-break/>The inside of the cathedral wasn't as bad.<text:line-break/>There were mostly red pulsating growths and at the very bottom of it, there was a creature of some sort, a talking and nonsensical fish mouth that grew from beneath the ground, its eyes were on the wall, staring like some creature of the bottom of the ocean, Vex approached it.<text:line-break/>She knew it could speak, because it welcomed her. — Come all, come close, visitor. Come close and come all, speak to me, oh creature of the nights. What is it that your soul wishes from the fish that lies beneath the layers of void? —<text:line-break/>Vex stood in front of it.<text:line-break/>— I'm looking for something reasonably expensive. —<text:line-break/>— Oh, why the greed pursues you, explain to me and perhaps I shall reward you. —<text:line-break/>— I'm just a simple yordle. I'm on “vacation”… — She signalized asterisks with her fingers. — But I would like to go to space, and I heard that one way to do it is to enter this odd zone and come back with something of value. Do you want to help me or are you going to explain to me that it is a stupid idea? — She asked the fish.<text:line-break/>— Oh, Heheheh. — It laughed. — How of a nice creature you are, you just want to see the<text:s/><text:soft-page-break/>stars, do you? Listen… I can do you a favour for a favour. —<text:line-break/>— I'm listening. Go on. — Vex said.<text:line-break/>— You see, being here is quite lonely. Nothing to speak to. Except the void itself. The odd shards everywhere, but perhaps you could strike me something. A companion, yes. You see… I saw quite a lot of people in that town of post-Demacia. Because I have eyes everywhere. I want you to grab this here object and curse them, so that they become spirits locked within, then you will bring that ball back to me, and they will become just as cursed as I am here… —<text:line-break/>Vex measured the odd fish.<text:line-break/>— You want me to go back in the city and kill a bunch of people so that they become locked in here with you as your eternal companions? —<text:line-break/>— Why, yes. Of course. In return I will hand you artefacts that I have found across my millennia of existence. —<text:line-break/>— What are you anyway? —<text:line-break/>— Why… I am just a humble fish. —<text:line-break/>— I've heard that already from someone… Someone valuable… I should say. —<text:line-break/>— Hi, Vex. — The sea mantis of void appeared behind her.<text:line-break/>Vex fell over, she was caught by Shadow in the last second.<text:line-break/>— Hello, buddy. How have you been? — The sea mantis spoke.<text:line-break/>— You? — The fish responded to the tall void creature standing there. — Don't you know that this is my territory? Get off. —<text:line-break/>— Your existence here does not confuse me, therefore you have no right to command me. — It explained.<text:line-break/>— Excuse me, but I was in the middle of something. — Said Vex.<text:line-break/>— Ah, yes. Your reward or something… — The odd creature tossed a floating black orb at her. — Here have this. It'll be handsome for someone. Enough to fetch you a few tickets around the universe. I wanted to put it in the middle of nowhere, but I guess you can make use of it. —<text:line-break/>Vex stared at it for a moment.<text:line-break/>She sensed the power within.<text:line-break/>The magics were like nothing she had ever seen.<text:line-break/>— What do I do with this? — She asked.<text:line-break/>— Definitely not lose it. — The void sea creature explained.<text:line-break/>— Hey! — The fish said. — I was going to make her go on a quest. —<text:line-break/>— She wouldn't do it anyway, she's too pure. — The tall creature looked at her. — Right? —<text:line-break/>— Yeah. I mean… I'm not into trapping a bunch of souls with this fish weirdo. —<text:line-break/>— Told you. — The tall creature said.<text:line-break/>The fish would react to this, but it knew fighting another one such as itself would be too much of an effort over a medium insult like that.<text:line-break/>— Just get out of here, before I swallow you. — The fish said.<text:line-break/>Vex obediently left that weird place.<text:line-break/><text:line-break/>When Vex exited the cathedral, she saw chaos around her.<text:line-break/>The odd military group came back and set up a massive campaign which was responded to by the environment.<text:line-break/>The plaza was filled with military units and gigantic creatures that swarmed the area with massive amounts of rapidly travelling unmanned fighters, that dropped bombs and shot<text:s/><text:soft-page-break/>lasers at various targets around.<text:line-break/>From various corridors and hallways arrived monstrous beasts of various shapes and sizes.<text:line-break/>She saw at least several Rek'Sai Fragments, humongous naked apes, some of them far more humongous than those she had seen before, with shining red runes on their bare skin.<text:line-break/>They ran around slashing soldiers that extinguished them using flamethrowers, the entire area shined in various magical and physical impulses.<text:line-break/>Red danced with blue and purple, gun shots sounded intensely, whilst mortars dropped projectiles from the sky that exploded ripping the biological fabric that was there, from the pools of darkness arrived more and more monstrosities. The soldiers were ripping and tearing everything.<text:line-break/>Vex knew she had to get out of there, but every path seemed to be covered.<text:line-break/>She noticed that there was an inactive pool of void nearby that was guarded only by a single soldier who was distracted by something in the distance which they were firing at.<text:line-break/>Vex jumped down quietly.<text:line-break/>Various fighter aircraft floated about, intercepting bat-like flying creatures and dropping bombs.<text:line-break/>She quietly tip-toed to the pool, the soldier turned around and measured her.<text:line-break/>— I'm friendly! I'm friendly! Don't shoot! — She said.<text:line-break/>— Civilian, get the fuck out of here! —<text:line-break/>— I'm gonna. — She said and surrounded herself in a magical bubble and jumped into the pool.<text:line-break/>The soldier paid no attention to that, he just kept firing at random stuff in the background.<text:line-break/><text:line-break/>White Arbiter turned into a war zone.<text:line-break/>The Trundle Co. United had deployed various 6-limbed Aircraft Manufacturing Troll-Based Platforms, aka. A.M.T.B.Ps and the entire town was swarming with troops, running around aimlessly, hunting down whatever they could find.<text:line-break/>When suddenly during the night the void erupted in a sort of a counter-attack, leading to panic all throughout.<text:line-break/>Vex was inside her little apartment in a tall stone building, watching from her window people with flamethrowers burning down creatures of the night, when suddenly she heard screaming downstairs.<text:line-break/>She ran down to find out what was happening and what she saw was the receptionist holding down the door against a human-like creature.<text:line-break/>A giant human covered in fungi growth with several eyes seemingly growing out of their deformed face, they bashed the doors open, launching the poor woman several meters, making her erupt in painful groans.<text:line-break/>Vex charged up her Shadow Isle's spirit and tossed a powerful shadow missile at that creature, slicing it in half, covering the glass and wood nearby in horrific stinky blue-black gelatinous liquid.<text:line-break/>Vex looked horrified for a moment, before turning her attention to the receptionist in pain, she ran to her and asked. — Are you okay? Like… All bones not broken, right? —<text:line-break/>The woman stood up.<text:line-break/>— What is happening? —<text:line-break/>— They stirred up the hive. — She said ominously, and then left the building to look around.<text:line-break/>There were various fighters floating around, dropping small energetic payloads and shooting lasers at random things.<text:line-break/><text:soft-page-break/>There were gigantic creatures on the rooftops and balconies.<text:line-break/>She heard random screaming and gunshots.<text:line-break/>A group of troopers held out on the plaza firing at random monstrosities that went out of the canals.<text:line-break/>They were butchered in a matter of seconds.<text:line-break/>Vex immediately ran back into the building, she asked Shadow to barricade the windows and doors by re-arranging the furniture, and then she ran upstairs, only to find her room housed a gigantic ape-like naked creature with 2 pairs of knees.<text:line-break/>Vex was tossed backwards with incredible strength, the impact was reduced intensely by Shadow and then the creature itself was bashed in the heard so heavily it snapped its neck.<text:line-break/>The giant thing lied on the ground dead, before Shadow tossed it through the window.<text:line-break/>Vex was still shook up about it. She tried to recover her thoughts, but the pain was severe.<text:line-break/>She finally managed to gather herself up and stood up, she looked out the window and saw an enormous monstrosity crawl out of a pool onto the street. It was sleezy and it was moving around like a gigantic slug, it roamed and disappeared into an invisible alleyway.<text:line-break/>Vex measured it for a second, then she retreated into the hallway.<text:line-break/>She ran upstairs and kept running upstairs, until she found the lounge, where she ran under the table and curled up, and then Shadow swallowed her and they both disappeared out of sight…<text:line-break/>But what she did not know… Was that they could still smell and feel her magic.<text:line-break/>Vex figured out she wasn't alone, but before she could react, one of the apes pushed aside the table and screamed at her, she exploded out of panic in dark yordle magic, pushing the creature backwards.<text:line-break/>Shadow helped her move quickly, she then shadow-dashed outside through the window and was falling down before shadow-dashing to a rooftop nearby.<text:line-break/>She looked around, there was nothing in sight.<text:line-break/>She turned around and realized… That…<text:line-break/>They followed her.<text:line-break/>The huge monkeys jumped tens of meters in the air and rolled upon landing towards her, one of them immediately sliced her with a giant claw that she managed to absorb with a magical shield, but the energy spending that went with that was enormous, she took a step back.<text:line-break/>Shadow was no longer able to manifest itself.<text:line-break/>She saw several angry bees flying towards her adversaries, they shot the monkeys several times with lasers, before dropping several bombs on them, leaving just lighted up corpses on the surface of a metallic flat rooftop.<text:line-break/>Vex exhaled and lied down out of exhaustion.<text:line-break/><text:line-break/>Vex ran downstairs.<text:line-break/>It was cold the next day, winds came from the sea and made everything freezing.<text:line-break/>There were so many dead on the streets, the buildings were on fire or devastated by some enigmatic forces.<text:line-break/>Giant slugs wailed around, eating the dead, by ingesting them.<text:line-break/>Vex turned around and almost got ran over by one of them, but she shadow-dashed upward in the last moment.<text:line-break/>Shadow looked really sad.<text:line-break/>It was almost as if this entire place was some sort of a comfort to them, and now it was<text:s/><text:soft-page-break/>gone.<text:line-break/>Giant pools of void water had their shores covered in burn marks and bullet holes, gigantic plants that used to calmly wave were torched down.<text:line-break/>As she entered one of the buildings, it was filled with the stench of rotting people and monsters' insights, a singular marine of Trundle Co. United brought corpses onto a large pile, and after he was done, he set them all on fire and watched them burn.<text:line-break/>A horrific smell rose upwards. She almost puked.<text:line-break/>She went over to sit down somewhere, she was thinking about stuff.<text:line-break/>She should leave, but she couldn't.<text:line-break/>She occasionally still heard sounds of fighting, passing aircraft or gunshots, loud screeching of Rek'Sai Shards or titanic movements of giant slugs that consumed the random body parts strewn around.<text:line-break/>She heard sounds of feet on the rooftops, she knew that those were the double-ankled apes running around, jumping.<text:line-break/>She saw one in the distance, and then she felt a gigantic punch in the back.<text:line-break/>She was launched upwards several meters, Shadow absorbed this damage mostly, but when she landed on the ground she made a painful grunt and then rolled a few meters, she quickly rose upwards and measured her enemy.<text:line-break/>A giant ape shouted at her with its eyeless flat face and then rushed her position, she channelled her energy, but she could not.<text:line-break/>She felt as if her magics were depleted, but that was odd, because she did not do anything…<text:line-break/>Maybe Shadow's absorption was so intense it depleted both hers and their field.<text:line-break/>Are they really that powerful? These monsters?<text:line-break/>Shadow was panicking, they could not shelter Vex, its eyes shifted from the monster, from Vex to monster, it started communicating random things, but Vex just stood there, she accepted her fate.<text:line-break/>She closed her eyes and prepared to have herself be destroyed.<text:line-break/>The monster was shot down and bombarded with so many bullets Vex was surprised none of them bounced to her.<text:line-break/>It was gunned down so intensely it turned into a giant mush of random bits and pieces.<text:line-break/>Marines of Trundle Co. United rushed down the street onto an area of some sort behind the building, and then she could hear more gunfire, flamethrower sounds and random explosions caused by hand grenades of some sort.<text:line-break/>Vex sat down and wondered…<text:line-break/>Why was her magical field depleted?<text:line-break/>She attempted to track down the source of this anomaly, and she found a sort of odd magical entity in the form of a wave that lingered onto reality in some place where she was.<text:line-break/>When she took a nap in some torn open room, inside someone's clean laundry, she noticed that there was a remnant of a Shadow Isle's and yordle magic inter-weaved together, typical for her, existing through a wall there. It was as if someone linked to her during her sleep and sapped the energy.<text:line-break/>She tracked it down to a giant hole in the ground that was one of the deeper void waters.<text:line-break/>It was so deep in fact and it separated into various complex tunnels.<text:line-break/>This hole… According to a map she managed to find within an abandoned kiosk was…<text:line-break/>Several thousands meters deep…<text:line-break/>But what lies down there is not important as void didn't seem interested in inhabiting that part that much…<text:line-break/><text:soft-page-break/>Of course…<text:line-break/>How would one know?<text:line-break/>That's a good question…<text:line-break/>How would one know?<text:line-break/>Someone assumed that way…<text:line-break/>But she… Could verify that.<text:line-break/><text:line-break/>Vex meditated for several hours, took a short nap with Shadow watching out for any magical saps. And then dived into the water.<text:line-break/>Her magics could maintain a bubble at those humongous depths for an extended period of time… But not infinitely.<text:line-break/>She followed the weird wave of magics that still lingered. And dove deeper and deeper into the ocean.<text:line-break/>So deep… She could almost forget the war that happened above.<text:line-break/>To be a fish completely ignorant of man's conflict. So calm… And quiet.<text:line-break/>She kept falling and falling…<text:line-break/>She could feel the pressure rising to humongous levels…<text:line-break/>She reached the depth of several hundred meters… And after some time the world went dark…<text:line-break/>She saw magical waves change colour and intensity. She saw the flora and fauna change.<text:line-break/>But one thing remained consistent.<text:line-break/>Gigantic pink tunnels of jellyfish apartments reigned supreme… Until they didn't…<text:line-break/>She wasn't sure how deep she was…<text:line-break/>But the wave changed direction and went into a humongous tunnel the size of a tall tower…<text:line-break/>It was tens of meters wide and tall… And went into absolute darkness…<text:line-break/>She travelled there and travelled further, her bubble sustained pressure beyond imagination, but she could still maintain for a few hours if she had to…<text:line-break/>It was completely dark. Except for odd lights coming from underwater void plants that seemed to be based on some odd… Particle fusion, but they were so complex and weird, Vex couldn't even comprehend the intense processes behind their existence.<text:line-break/>The wave seemed to end there, she was called by a voice that came from the depths beyond the tunnel's darkness… As it opened into an abyss.<text:line-break/>She felt a magical presence so potent… What it was?<text:line-break/>What nightmares was she about to encounter?<text:line-break/>A tall… Enormous colossal creature with huge balloons rising upwards into the ceiling of the cavern…<text:line-break/>Gigantic plants that sent out lightnings of magics and physical energy.<text:line-break/>An enormous maw opened beneath from which stared tens of sun-like eyes.<text:line-break/>It was a collective being of some sort.<text:line-break/>— You… Open the gates… And you see… Empty world… Do you wish… To take a step forth… To see the fish… That learned to live… With the tide of void? — It uttered. — Yordle alone… With a companion of the same thought… Unsustained needs… False promises shattered by greed… World-view made in isolation… Chaos born of misery… Depression falling into endless aura… Come before me… Say your wishes… —<text:line-break/>— I am Vex. Pleased to meet you. — Vex said quietly, hoping the giant creature heard her.<text:line-break/>— You must be new here… Oh, little being… Can you see? I am the god of torment… The being born of endless strength… Watchers sent me here to organize… To segregate this<text:s/><text:soft-page-break/>world… I watch and evolve… I am infinite… —<text:line-break/>— What is your name? —<text:line-break/>— My name? I don't know… Few who saw me named me, and those names made no sense to me. I am the abyss. Therefore call me… The Abyss. —<text:line-break/>— I was thinking… That… I… I came here, cause you sapped my magical energy. Can you not do that, please? —<text:line-break/>— I am sorry if that inconvenienced you. I needed to study your unique magical aura. I saw potential within it to create further forms that could inhabit this world… Your abilities and presence are highly unorthodox. A mixture of potent energies born through cooperation across hundreds of years. We decided we could use that… So we sapped some of it from you… To understand it… Hope you were not inconvenienced by that. —<text:line-break/>— I almost died. —<text:line-break/>— Your essence would've been preserved. Nonetheless, we do not wish to make you our enemy. How about we give you something as an apology? —<text:line-break/>— Like what? —<text:line-break/>— Our understanding of your existence… We could give you a temporally enhancement. You are restricted to an extent… Your magics are potent, but they could be made… Further complex… Yessssssssss… — The “yes” almost pierced her ears in their loudness and intensity. — Return to the surface before you die here… My dear child of void… —<text:line-break/>— Hold'up! — Vex made a weird gesture. — Did you just say- —<text:line-break/>— You are a yordle, aren't you? —<text:line-break/>— Yeah. Then I am not a child of void. —<text:line-break/>— Who do you think made your species… Cretin? — The Abyss spoke.<text:line-break/>— I dunno… Evolution? —<text:line-break/>— To an extent. Yes. I will imprint these words onto your mind. So that you do not forget… None will believe you. The truth I will reveal to you… Will become the most confusing fact known to you. The reality of your situation will shatter and restructure… As I speak my words to your existence… —<text:line-break/>— Just get on with it. — She said.<text:line-break/>Shadow measured her with a raised eyebrow.<text:line-break/>— Your species was born completely out of the influence of beings you are to some extent aware of. The place you call<text:s/><text:span text:style-name="T26">Bandle City<text:s/></text:span>hosts and used to host long before you and your kind had existed beings you call… Menagers. Tall, hyper-intelligent neural chords encased in stone, steel and… Quote, unquote “wood”. You know of them? —<text:line-break/>— I've heard tales… Yes. Singular beings that exist within the depths of our planet. They are incredibly dangerous, their magics are way more potent than ours, but they're loners and this has led them to grow… Non-existent. —<text:line-break/>— They were always non-existent. Their job was never to inhabit, but to exist together with. They are harmonious beings capable of emotion and destruction. They know of you. They lived with you. They watched you grow like- —<text:line-break/>— Bigfoot? —<text:line-break/>— Yessssssss… — This time it was more quiet.<text:line-break/>Vex thought they noticed the fact it was too loud the previous time.<text:line-break/>— They are truly one of the most powerful beings in terms of magical potency. However that does not mean much in the face of beings like me… The Abyss watches them and communicates with them. Some of them have even went on to live in this realm. The havoc you see above is between two beings of extreme potency. One of them is that which we are<text:s/><text:soft-page-break/>speaking of, the other is a being born of Hextech… A sentient soul born of many sleeping souls acting together into a single decisive consciousness. — It paused. — But you are not interested in that, are you? —<text:line-break/>— What were those… Things… I mean are? What are the menagers? — She thought for a moment. — And what do they have to do with the void? —<text:line-break/>— Watchers are beings that exist beyond the walls of the universe. Far at the edge of space that makes sense. An infinite amount of distance away from here exists a wall of reality, where ghost particles become so thin in their amounts the very time ceases to exist. It is a realm of humongous beings that maintain their composure by becoming gigantic collectives of sub-atomic particles, that maintain their ability to exist by strengths more powerful than those that form electrons themselves. Only that way they can stand against the illogicality. —<text:line-break/>— Go on. — She said curious.<text:line-break/>— These beings are many… Some of them you call the Watchers. They were born out of things melting and segregating randomly… Across an infinite period of time, as long as the time the singularity of the cosmos had existed. Which is infinite. —<text:line-break/>— Uh-huh. —<text:line-break/>— They clicked at the universe, they sent out waves and signals that interrupted particles, tried to arrange them into patterns that would suit their form… They finally achieved certain objectives, but they were ineffective in their pursuits. To create life is almost impossible. The amount of effort it takes to create sustainable existence is infinite. Especially when one operates from a world that exists as a complete juxtaposition of this one. The Watchers needed agents to enact their will. So they focused on making primitive beings capable of making what they needed. —<text:line-break/>— And those beings were… —<text:line-break/>— Among others… The menagers. They worked to make a rock habitable by fixing its orbit, creating zones of logical ecosystems, harvesting the magical essence of the local star into comprehensive magical streams, they animated the core of your planet, they crashed comets by controlling space-time waves in harmonized orchestrations, and after they were done, they spread out and meditated on their next objectives. Either on spaceships as huge as moons, or in caves buried deep in nowhere. They've watched you become what you are. They've made you. They've made a world you could live in, and then they engineered you, the same way I had engineered the blind apes you run away from. — It explained.<text:line-break/>Vex blinked a couple of times. — You better not be bullshittin' me! —<text:line-break/>— Choose what you want to believe. I have shared the truth. —<text:line-break/>She noticed her magics were breaching… Her potency wasn't as great as she thought.<text:line-break/>The pressure was immense, she had to go.<text:line-break/>— I have to go. Nice talking to you… About that gift… —<text:line-break/>— Go. I'll ask someone you know to deliver it. I'll give you some mana on your way out so you don't die. —<text:line-break/>— Can we continue this conversation? Some other time? —<text:line-break/>— You know where to find me. —<text:line-break/>Vex saluted the Abyss.<text:line-break/>— Bye. —<text:line-break/>— Until we meet again, being of flesh and magic, and bone. —<text:line-break/>The Abyss went quiet and focused its presence onto other matters.<text:line-break/><text:line-break/><text:soft-page-break/>When Vex emerged from beneath the water, she started choking and vomiting.<text:line-break/>The bubble expired and she got surrounded in disgusting moss and plant-matter, and when she crawled on the ground her hands were burned by heated up bullets and random acidic greenery, Shadow rushed to cover her, but it was so expired it could barely measure her with sadness deserving of her fate.<text:line-break/>She stood up and almost lost her balance only to take a single step and fall over on the ground, again burning herself, she tried to move around, but the exhaustion was unbearable, it was so immediate and she felt so weak.<text:line-break/>She started vomiting over the smell of the rotten greenery and the maggots that surrounded her, she started crawling onto the white pavement, only to sense the smell of rotting and burning flesh, the sound of floating aircraft and fighting consumed her mind giving her an intense migraine, and she just closed her eyes, hoping it would all disappear, Shadow tried to cover her, but it could not emit anything of value, Vex pressed with her jaw and then stood up, she could barely maintain her posture, she ran into a building she thought looked safe, and then through a door and then ran upstairs… She kept going and going… Until she went through a door she recognized…<text:line-break/>She dashed in there… And entered a bathroom… She turned on the shower and started to wash away all the dirt and blood, and disgust…<text:line-break/>The tub filled…<text:line-break/>Her clothes were ruined… She violently ripped them off and then went to a wardrobe she remembered being there…<text:line-break/>She entered the wardrobe which was in fact gigantic… Almost like a room…<text:line-break/>And there she found clothes suiting her…<text:line-break/>She let all the cloth absorb her water…<text:line-break/>The soap was still bubbling on her fur…<text:line-break/>She closed her eyes and lied in the darkness…<text:line-break/>The sounds of screaming and explosions in the distance no longer reached her as she crawled deeper and deeper into cloth… Until she finally felt relaxed…<text:line-break/>She closed her eyes… Shadow lied next to her…<text:line-break/>She felt so comfortable.<text:line-break/>She smiled to them.<text:line-break/>Shadow winked at her and then they both fell asleep.<text:line-break/><text:line-break/>Vex was dressed in light cotton pants and an oversized silk hoodie, both articles of clothing were for children, otherwise they wouldn't fit her.<text:line-break/>She found a weaver down town who told her he can make her clothing for free, she rejected his offer and paid him instead with the money she earned from killing monsters.<text:line-break/>The entire area was collapsing both literally and societally.<text:line-break/>People were dying on the streets, it was cold and dark, there was no food, the water supply became poisoned, Vex found out about it and realized she was sick, she got a huge fever and lied down in bed, she started vomiting and then fell asleep for twelve hours, she woke up and found out she was still alive and felt way better.<text:line-break/>She assumed the only reason she survived was because yordle immune system is much more organized and effective than typical human immune system, Shadow was also a really good caretaker, giving her heat where necessary and supplying her with magical nutrition.<text:line-break/>They were sort of able to personally micromanage her immune cells, reducing the probability of her death by a large margin.<text:line-break/><text:soft-page-break/>Turned out most people weren't lucky at all, and the death rate was ridiculously high, about one in five people died from whatever infested the water, and the amount of bodies that had to be burned was immense.<text:line-break/>There were people crying, collecting, scavenging, trading all over.<text:line-break/>There were so many immigrants from across Runeterra who came to this place in search of peace and tranquillity only to find more war and pain.<text:line-break/>Vex blamed the Trundle Co. United for this.<text:line-break/>She knew they had something to do with this. She was absolutely certain that this is all caused by their little insurrection. She was certain that their activity has disturbed the ecosystem here and its operations are a way of fighting back against them.<text:line-break/>This is not a situation of… It was bad, so they came to help.<text:line-break/>They arrived in secret, and it went really bad, so now they are no longer hiding, they're openly conducting operations around here and it was visible that they did not care about the human population.<text:line-break/>Their giant armies of disposable men and women marched disorganized across the street, whilst colossal trolls organized fleets to scramble waves upon waves of destructive void mutants.<text:line-break/><text:line-break/>Vex measured her new clothes, she also measured a pile of burning bodies in the light of the moon. And listened to talks of soldiers in the distance.<text:line-break/>— This bitch is getting real. —<text:line-break/>— True that. — They spoke.<text:line-break/>— Whatever the fuck. You got a bunch of problems, solve them with enough weaponry, the world continues to spin. —<text:line-break/>— Yada. Yada. —<text:line-break/>— True, that spoken. Nonetheless, you expect to come out of this mess alive? —<text:line-break/>— What matters is our goals are achieved this way. —<text:line-break/>— Well. Well. You don't wanna get paid? —<text:line-break/>— Hehehe… —<text:line-break/>— Hmhmhmhm… — They laughed ominously.<text:line-break/>Vex started coughing.<text:line-break/>She dashed away using her magics before they could notice her.<text:line-break/>She lied down, she started coughing and vomiting.<text:line-break/>Shadow urged her to come back to her bed.<text:line-break/>She did that with an aching tummy, she vomited into a canal, and then she crumbled completely.<text:line-break/>There was some clean water provided by various people by a gigantic tanker.<text:line-break/>They helped her, they gave her plenty to drink, but she was just vomiting constantly…<text:line-break/>Until she finally felt better…<text:line-break/>Shadow comforted her.<text:line-break/>Her face was smiling and crying at the same time. She was barely conscious.<text:line-break/>— Shadow… Rainbows are so cute, aren't they… I mean… Shadow… Shadow… I love you, Shadow. —<text:line-break/>Shadow smiled to her and wrapped her into comfort, she was… Asleep…<text:line-break/>Shadow… Hold my hand… Shadow… I'm dying… Please… Shadow, please… Please… Shadow hovered over her, they were so worried, Shadow was almost crying.<text:line-break/>Vex was dying.<text:line-break/><text:soft-page-break/>They tried to do something, they intensified her replication of blood cells and thought that a great amount of immunization cells would help, but that did not work.<text:line-break/>Shadow was doing a weird process where they tried to acquire anti-bodies from bodies of other citizens, but it was very difficult, they detached themselves from Vex and travelled to the piles, some were still fresh.<text:line-break/>Shadow started replicating those important bits and tried to create cloned Vex blood with those anti-bodies present en masse. This process failed however, because Shadow was incapable of replicating Vex's blood with magic, it tried hard and hard…<text:line-break/>It started again and again…<text:line-break/>Their magic, the level of precision was impossible and testing wasn't good enough.<text:line-break/>Shadow didn't know what to do, it started panicking.<text:line-break/>When Shadow finally noticed Vex was getting better.<text:line-break/>All she need was water, which Shadow was able to deliver via a complex link.<text:line-break/>Soon Vex slept normally, her fever passed as her organism recovered, and then she woke up.<text:line-break/>She stood up and stared at Shadow confused.<text:line-break/>— I'm… I'm… —<text:line-break/>— Lie. Down. Vex. Please. You almost died. — The last few words could be communicated in one gesture.<text:line-break/>Vex fell asleep and slept for a few more hours…<text:line-break/>She woke up in the morning in the next day.<text:line-break/><text:line-break/>Vex found her way to a relatively undamaged neighbourhood where all the refugees flooded from all the completely devastated areas.<text:line-break/>The war raged on, and the fires, explosions and monstrosities have managed to tear down some larger constructions, leading to the white marble city becoming relatively unstable.<text:line-break/>But this was only a fragment of the larger mass, and it hasn't been the first time this sort of war happened.<text:line-break/>Most were not prepared, obviously, but there were those who had plans for these kinds of situations.<text:line-break/>Vex was carrying around boxes of supplies that arrived with the giant boat in the docks, there were soldiers of local militias and post-Demacian groups that were not affiliated with the Trundle Co. United trying to establish some level of order.<text:line-break/>People were sleeping in large tents, water was distributed after major cleansing in large tanks.<text:line-break/>Vex found herself sleeping with several other people in the safety of a rather big conjunction.<text:line-break/>It was the middle of the night when she decided to go for a walk in a park where the sounds of war where quietly existing far away in the background. When she was suddenly haunted by a familiar tall underwater sea mantis that stared at her from above with a pair of dark ocean eyes.<text:line-break/>— The Abyss sent me. —<text:line-break/>— Hi, again. — Vex said unimpressed. — You have a gift for me, right? —<text:line-break/>— Sort of. I need you to be in some place more accessible. I'm not present here directly to be honest. This is merely a projection. I need you to arrive at the Kasontoma Plaza, rather uncrowded there, way less panic. —<text:line-break/>— If you say so… —<text:line-break/>— Stay safe. —<text:line-break/><text:soft-page-break/>The mantis dispersed.<text:line-break/>— You too… I guess… — She said uncertain.<text:line-break/>Vex found herself at the plaza, it was a relative distance away from chaos, but not inside the refugee zone.<text:line-break/>It was empty in here.<text:line-break/>Buildings still stood tall, but all the shops and markets were completely empty, nothing but random boxes or something. Just a bunch of dust.<text:line-break/>There were some feral animals eating away from garbage cans or random people staring through a window, quickly disappearing before someone could gaze at them.<text:line-break/>She occasionally saw a scouting drone probably belonging to Trundle Co. in the distance. A slim long shape with two flat wings made of paper material, it floated about occasionally moved around by intense gusts of wind before reclaiming its position and continuing the sweep.<text:line-break/>It had a small battery of lithium-ion type.<text:line-break/>Vex was walking around, waiting for the visitor.<text:line-break/>There it was.<text:line-break/>He was rather.<text:line-break/>A tall white praying mantis with blue whole eyes staring into nothingness, walking on several tall legs, it observed the distance with its intensity.<text:line-break/>It had a stomach filled with eggs and a long pair of clean mandibles.<text:line-break/>— You… How were you? —<text:line-break/>— Good, how about you? —<text:line-break/>— Trying to figure out who's responsible for this mess. —<text:line-break/>— Reasonable. Figured it out yet? —<text:line-break/>— Not really. — He said.<text:line-break/>They heard a group of marching troops in the distance.<text:line-break/>The mantis faded away into invisibility whilst Vex just stood there awkwardly.<text:line-break/>The troops passed them, then a giant troll followed them six limbs.<text:line-break/>It had a massive metal helmet on that glew blue colour because of the intensity of the machinery.<text:line-break/>It passed them and then another marching group of soldiers ran.<text:line-break/>He appeared into her sight again.<text:line-break/>— Name's Yzwok. By the way. —<text:line-break/>— Vex. But you probably know that. —<text:line-break/>— I actually didn't. —<text:line-break/>— I see. — Vex paused for a moment. — So, about that gift? —<text:line-break/>— Yes. —<text:line-break/>He pulled out a lamplight. It was rather small, small enough to be handled by a yordle.<text:line-break/>It had a flame inside, that seemed to blister and rage intensely.<text:line-break/>The colour of it was deep orange, Vex could not feel any unique aura about it.<text:line-break/>But then she realized what she was staring at.<text:line-break/>It was a trapped elemental.<text:line-break/>A powerful spirit that could be used in a way to enhance her abilities with some level of… Eloquence.<text:line-break/>— What am I supposed to do with that? I don't know elemental magic. —<text:line-break/>Shadow came a little closer and measured it with an interested gaze. Then signalized to Vex through a bunch of motions. — This. Spirit. We can use it. —<text:line-break/><text:soft-page-break/>— Okay, how? —<text:line-break/>— If you. Shatter. The Lamplight. It will release. A being. That. We. Can. Consume. And temporarily gain its powers. — It did a bunch of movements to conclude.<text:line-break/>Vex was thinking for a moment. — But won't it die then? —<text:line-break/>— No. It will. Be Trapped. Within us. But eventually. It will. Be. Released. — They said.<text:line-break/>Vex nodded. — Y… Yzmill? —<text:line-break/>— Yzwok. — He corrected her.<text:line-break/>— Release the thing. —<text:line-break/>— Oops. —<text:line-break/>The mantis dropped it nonchalantly, shattering it open.<text:line-break/>A spirit of fury emerged.<text:line-break/>The mantis retreated.<text:line-break/>It grew in size and became the size of a giant vehicle.<text:line-break/>Vex and Shadow made wide eyes, completely caught off guard by the power of the elemental spirit.<text:line-break/>— YOU DARE CHALLENGE THE FLAME!? WHO DO YOU THINK YOU ARE TO STAND AGAINST… — It raised its arm. — ME! — And shattered it causing a significant but short-lasting firestorm.<text:line-break/>It was shocked when it realized Vex and Shadow were not destroyed, they dashed rightside and tossed a shadow blade at it that got stuck in its humongous fiery mantle. — PATHETIC! — It shouted and tossed a bunch of fireballs that upon landing blew up into majestic tongues.<text:line-break/>Shadow shielded Vex from this and then they both exploded, pushing the marching flame away.<text:line-break/>The flame regained stability and pulled out a humongous curved blade and jumped and dashed into a rage landing where Vex was, shattering her shield and tossing her backwards.<text:line-break/>She did a controlled tumble and stood up on her feet and then made a serious face.<text:line-break/>Shadow and Vex synergized and tossed a massive shadow bolt that travelled slowly towards the fire, which stepped to the side in hopes of dodging the projectile, not knowing it was a time bomb that erupted into a massive explosion that that pulled everything towards it and then smashed it into the ground causing a small earthquake that shattered nearby windows and almost threw Yzwok to the ground.<text:line-break/>Soldiers and a troll popped from behind a building.<text:line-break/>A small amount of scout drones tried to analyze the situation.<text:line-break/>But there was no one to be found.<text:line-break/><text:line-break/>Vex felt the energy within her, Shadow did too.<text:line-break/>It was extreme.<text:line-break/>The captured flame increased her magics potency by some level, causing her to be more uncertain of how dangerous she could be.<text:line-break/>She definitely felt the fire interweave with her magical field, extending its capacity, and she also tried to shadow-dash, she realized the speed at which she travelled was increased, and she was feeling slightly less exhausted after dashing.<text:line-break/>She tested it a little, dashing from the rooftop of a building to another rooftop.<text:line-break/>She then formed a bubble, and realized it was slightly tougher than usual…<text:line-break/>But the changes were not extreme.<text:line-break/>The fire was absorbed into her and forced into cooperation…<text:line-break/><text:soft-page-break/>But it would be no more than a month before it will be fully gone from her.<text:line-break/>— I'm really sorry for doing this to you. — Vex said into empty air, hoping the elemental could hear her. — I'm doing this, because… —<text:line-break/>She wasn't actually sure why she did it.<text:line-break/>She just wanted to see what it was like, and now that she holds this increased power, should she use it to do some good?<text:line-break/>Should she pop into the chaos of the frontlines to see whether there are people to be saved? Or perhaps everyone is already dead or evacuated.<text:line-break/>She heard screams in the ocean. Belonging to a child or a woman.<text:line-break/>She ran towards that place and opened her eyes to see a giant monstrosity that crawled out of the ocean.<text:line-break/>It was a humongous enemy crab with a maw filled with inconsistently shaped golems of spider-web.<text:line-break/>A tall wizard of Shadow Isle's that was also a spider-like creature was walking on the sands, capturing people into horrific cocoons, she saw it.<text:line-break/>There were several dissolved people lying on the sand.<text:line-break/>There were dead soldiers of Trundle Co. Most likely scouts or remaining forces meant to only symbolically patrol the coast.<text:line-break/>It was obvious.<text:line-break/>This entire mess caused by the void activity has led to the darkness rising where it could, distracted by the void operations, the Shadow Isle's evil rose to claim its place where it could.<text:line-break/>The spider-wizard measured her. And then ordered the little army to assault her.<text:line-break/>First came arrows of spectral containment that exploded into hissing poison that covered the area in smoke that clouded her vision, then out of that smoke emerged the golems wielding full-metal axes and swords that slashed, they ran awkwardly towards her with horrific speed, and then she noticed a giant spectral comet coming right at her from above, like a gigantic mortar projectile.<text:line-break/>Vex shadow-dashed with stupid speed towards the spider wizard, who countered her by emerging before himself a powerful wall of spectral containment.<text:line-break/>It absorbed her projectile, Vex ran backwards and formed a massive striking arrow that lunged at the crab, which absorbed the projectile with ease, using some sort of a magical field.<text:line-break/>Then she was surrounded by golems again, she used her shield to detonate and push them back, but they were quite immune to magic, then she dashed away, only to find herself dashing directly into a trap, she was standing in highly icky spider goo, she panicked and fell over, she found herself paralyzed.<text:line-break/>— Well, Shadow… Looks like this is the part where we both die. —<text:line-break/>Shadow measured something in the distance. Then covered her.<text:line-break/>Projectiles came out of nowhere and bombed the entire area.<text:line-break/>Coated it in lightning-storms.<text:line-break/>Massive bombs were dropped and detonated this entire place…<text:line-break/>Vex lied there…<text:line-break/>Shadow was capable of shielding her for some time.<text:line-break/>Then the web dissipated under her acidic presence, she stood up and shuffled away the remaining spider web and tried to track down from where the bombs came.<text:line-break/>She noticed there was an odd cliff by the sea, and a tall eccentric structure from which lights<text:s/><text:soft-page-break/>beamed.<text:line-break/>It was most likely from there.<text:line-break/><text:line-break/>When Vex reached the tall building, she noticed it was a mix between various different things.<text:line-break/>It might've been a lighthouse initially, but was clearly destroyed and rebuilt using modern architectural knowledge, then it was repaired and reinforced using advanced metallic materials, as if to give it unrealistic strength or armor, but that concept was clearly abandoned in some places, the structure had tall domes and standing out thin towers that appeared to be communication towers, and there was even a small bastion watching towards the sea, however it seems to have been locked entirely and judging by the amount of various fecal matter and other animal elements, it was most likely a place where dragons or birds resided if given the chance.<text:line-break/>The doors leading to the building were massive and when she approached, she wasn't really sure how to communicate with the people on the other side. However, to her surprise, the doors opened themselves…<text:line-break/>They started slowly moving about to the sides creating a passage into an intensely lit area.<text:line-break/>It was white, and what she saw inside was just space, some random pieces of equipment lying about, a vehicle and a boat resting on a trailer.<text:line-break/>She was looking for the person that opened the doors, but they might've been opened remotely.<text:line-break/>She entered inside.<text:line-break/>She and Shadow were slightly sceptical about this, but they thought that if the person helped them, they must've wanted them alive to some extent. So, paying the person responsible for this a visit wouldn't be a bad idea.<text:line-break/>Unless they wanted them alive as in… A biological experiment.<text:line-break/>She heard horrid tales of yordles being captured in order to test various procedures on them.<text:line-break/>Nightmare fuel.<text:line-break/>One yordle had all their limbs cut off, their cerebrum linked via implants into a computer and then was forced to work as someone's calculator.<text:line-break/>Ironically, the person performing the experiments was a yordle themselves.<text:line-break/>She heard knocking from behind a door, as if something fell over, she approached the door and knocked on them.<text:line-break/>— Hello? Anybody home? —<text:line-break/>Silence.<text:line-break/>She pressed the handle and entered within.<text:line-break/>It was another intensely lit area, this time however much bigger.<text:line-break/>There were air bridges with solid metal railing hanging over what seemed to be industrial machinery that spun and moved intensely. The work was however relatively quiet, which meant the equipment was both technologically advanced and taken good care of.<text:line-break/>When she went down the metal stairs, she heard further work coming through a door that was half open, she walked over there nervously and entered through that, seeing that another level down was a blueish and rust-brown reactor the size of a tool shed that seemed to be an anti-matter harmonizing device.<text:line-break/>Design of Piltoverian and yordle achievements, reached much time later after it was discovered initially by an Ionian sage working in Icathia some extremely long time ago.<text:line-break/><text:soft-page-break/>The schematics for an anti-matter harmonizer were found aboard a sunken vessel, and hanged around for thousands of years before someone actually bothered to translate them.<text:line-break/>These schematics seemed relatively competent but obviously incomplete.<text:line-break/>In theory the reactor could work.<text:line-break/>So various engineers and scientists took it as their job to assemble one.<text:line-break/>It was achieved on a larger scale, but those were reserved only for extremely rare highly intense industrial work, like gate assembly or powerful vehicles like the Mountain-Breaker, a device designed to create vast amounts of flat territory before laying down groundwork for infrastructure and such.<text:line-break/>Lesser Anti-Matter Harmonizers utilized… Well…<text:line-break/>She read about it some time ago, when she was bored back in Bandle City.<text:line-break/>They manufactured en masse black holes by causing absolute dead status of matter by forcing absolute zero temperature.<text:line-break/>Matter was stacked in that area infinitely, and then let go, forging a miniature black hole which is then tossed upon another miniature black hole causing a ripple that acts as a click.<text:line-break/>Black holes are tossed around to form frequencies of ticks that upon interacting with matter cause the strings forming all elements to destabilize and re-stabilize, in process changing their properties.<text:line-break/>If proper ticks are given and the right environment, anti-matter will be created, which is then let go and annihilated with normal matter releasing vast amounts of energy.<text:line-break/>The small figure stood in front of the generator, observing its incandescence, observing the subtle waves bounce around the gigantic sphere that tried to restrict the affects of space-time manipulation.<text:line-break/>The figure turned around.<text:line-break/>A fuzzy creature wearing a grey lab coat dirty with a few permanent chemical stains, he had two hands, one of the hand had a different texture, suggesting it was most likely amputated then regrown.<text:line-break/>The figure was covered in fur where it was exposed. Colour of red and white.<text:line-break/>It measured Vex with a pair of goggles that were of jade colour, they were technologically advanced and served as more than just shades, she noticed holographic projectors and a small battery attached to their side.<text:line-break/>The figure was a yordle just like her.<text:line-break/>Vex wore a vacation shirt and a different pair of oversized light cotton pants. The shirt had a blue leaves on a dark background and the pants were purple like her fur. Very light civilian clothes could be easily attuned to her magics.<text:line-break/>A pair of subtle running shoes without laces allowed her to enter the room quietly, but the figure saw her energy…<text:line-break/>Magical energy.<text:line-break/>— You are? — The unknown yordle asked.<text:line-break/>— Vex… And you? —<text:line-break/>— Ziggs. Pleased to meet you. —<text:line-break/>He put his hand forth.<text:line-break/>Vex shook it and then they both wondered for a moment, before Ziggs started talking.<text:line-break/>— You shouldn't do things you're not capable of. I honestly thought you were dead. The reason why I bombed the area was cause I didn't want you to be slowly dissolved by that thing. —<text:line-break/>— Couldn't you help me? —<text:line-break/><text:soft-page-break/>— I was too far away to make a precision bombing, and long-range bombing was a death sentence on all the people in the area. So I waited till it was certain they were dead anyway. —<text:line-break/>— I see. —<text:line-break/>— When I saw you get stuck in that web, I was certain it was the end for you, so I bombed… And then I see you walking up here… Like some spectre. — Ziggs spoke quickly. — What are you doing here anyway? Haven't seen yordles come to this land for some time already… Quite time big, being honest… — He nodded to himself. — And are you a wizard? If so… Your school of magics seems to be unknown to me. I've never seen a yordle shadow-dash… And what Is that thing by your side? —<text:line-break/>— Okay, so… One by one. I am Vex. This is Shadow. —<text:line-break/>Shadow waved.<text:line-break/>— We're from two separate worlds. I'm a yordle, obviously, and I learned some yordle magic, this is Shadow, we got attached to one another and we ventured together around the world. Our magics became tangled and we specialize in conjuring Shadow Isle's magics and yordle magic into one cohesive highly dangerous being. —<text:line-break/>— I see. So you're some sort of hybrid mage. —<text:line-break/>— Yeah. Exactly. —<text:line-break/>— Fascinating. The possibilities of your talent. They must go beyond infinity. — He complemented her.<text:line-break/>— Probably… But as you saw, I almost died. So… Not really. —<text:line-break/>— Hmph. Don't beat yourself down. Those things are nasty bastards. The Shadow Isle's spider mages paired with siege crabs and haunted seamen are… Impossibly dangerous. —<text:line-break/>— Well… I thought they were like average in strength or something. —<text:line-break/>— Well, they're not. They're adaptive, synergistic, well-coordinated and fast. And extremely durable. Hard to kill what's already dead, eh? —<text:line-break/>— Heh. — Vex smiled gently.<text:line-break/><text:line-break/>They sat around the machinery with coffee and talked about stuff.<text:line-break/>Vex explained to Ziggs what she was doing there, and after that talk, Ziggs inquired about the chaos local void fell into.<text:line-break/>— My thought is that the Trundle Co. caused this. They're a power-hungry group of stupid idiots that always meddles where they don't have to. Because deploying an army of disposable grunts and getting paid millions is easier than actually inventing something or having a reason to exist and then getting paid a reasonable amount. You know how the world is, eh, Vex? Men of profit don't see the little things, they believe only in the flash. Topple down this, harass that. Bring about an entire army. “I don't want to see your sustainable solutions, I want to see a fleet of angels descend from heavens and then tear apart the world in half, leaving only shattered remains”. —<text:line-break/>— To some extent, I can understand. — She said, before taking a sip. — But what would make you think they are the one's responsible for this. Be honest. —<text:line-break/>— I don't know. They come in here in swarms. Why they care? They probably came in here to use this as a pretext to take this area. And the void was peaceful since forever, and yet they're here. I dunno… Maybe they went in there, they threatened it, and it rebelled against them. Void is like that, unpredictable. EVIL! — He gesticulated. — You know what I mean, right? —<text:line-break/>— Right. —<text:line-break/><text:soft-page-break/>— My guess is that these arrogant plotters gone in there and blew up something, stole a bunch of things, burned away the kettle and corn, and then the void went like “I'm not having that, I'm coming for you”. And that's where we are now. —<text:line-break/>— But that's not really a way to look at that, isn't it? —<text:line-break/>— It is not. —<text:line-break/>— Exactly. It is not. —<text:line-break/><text:line-break/>Ziggs was working on an extremely guided missile that would vaporize and generate a shock wave. The purpose of said missile was to launch vast amounts of kinetic force which should be able to launch an individual towards a selected direction…<text:line-break/>Etc. etc.<text:line-break/>— So, you're saying you were just depressed, so you came here all the way… Well, if you ask me, no point in coming back home, neither staying here. —<text:line-break/>— Then what- —<text:line-break/>Vex started, but Ziggs interrupted her.<text:line-break/>— After seeing the entire world collapse post all that nonsense, I was glad I was growing slightly demented, cause I forgot the details, or maybe it's just my mind protecting me. I hibernated along a group of people I respected here… At least those I managed to find and then I woke up like… I dunno… 60 years ago. —<text:line-break/>— That's still a lot of time. — She sipped. — Why you never came back? —<text:line-break/>Ziggs was thinking for a moment.<text:line-break/>Some shattered shard was forming back to cohesion.<text:line-break/>— I'm… I guess I'm attached. — He said.<text:line-break/>He displayed a holographic image on the wall, it was about some mathematics.<text:line-break/>— You been to space yet? —<text:line-break/>— I was planning on it, before this thing happened. —<text:line-break/>— I see. — He wondered. — You know, you could still go. I'm sure the elevator is still functional, you just need a proper amount of dosh. —<text:line-break/>— That's the point. I can't contact the local administration until the situation is cleared, the area is in lockdown enacted by martial law. —<text:line-break/>— Hmph. What are they planning, wondered about that? —<text:line-break/>— Tried to stay focused. —<text:line-break/>— Yes. Yes. — Ziggs continued.<text:line-break/>He climbed into some machinery and observed something for a moment.<text:line-break/>Vex heard him bapping something, then he came back with a piece he inserted into a very tiny manipulator that got inserted inside a larger machine.<text:line-break/>It displayed an extreme zoom in.<text:line-break/>— You saw Heimerdinger around? — Vex asked.<text:line-break/>— He probably died a long time ago, or lies hibernated somewhere deep underground. I assume the former, considering the fact that Azir didn't like the council from what I've heard. And didn't like Piltover in general. —<text:line-break/>— That still leaves much space to theorize what happened to him. —<text:line-break/>— It does, but I don't care. —<text:line-break/>Ziggs observed the image and wondered for a second, before turning back to Vex.<text:line-break/>— I was thinking. You are probably one of the… Well, you're a person that has been in Bandle Town recently. Is it still standing? —<text:line-break/>— It is… Just as boring as always. —<text:line-break/><text:soft-page-break/>— Worth coming back to? —<text:line-break/>— Depends what you're looking for. —<text:line-break/>Ziggs wondered for a second.<text:line-break/>— Purpose. Scientific progress. Chaos… Harmony and chaos. — He said anarchisticly.<text:line-break/>— Scientific community is as strong as always, but definitely not what I remember being in Piltover before the quiet… —<text:line-break/>— I wouldn't count on it. Yordles always shined when paired with short-term creatures. Our aspirations are too low and our cultural altruism disapproves greedy pursuit of progress. —<text:line-break/>— Is this why you are staying here? You feel like your mercy towards short-living creatures is what drives you to become a better scientist? —<text:line-break/>Ziggs climbed onto a panel of some kind and checked whether the levels of something where proper.<text:line-break/>— I woke up first from my group, and promised myself to wake them up after situation feels safer on the outside. Considering the fact that I haven't been able to reach them for some time now, I consider it not very much safe. —<text:line-break/>— So… Have you considered someone else will do it? Or maybe that it's enough time spent waiting? —<text:line-break/>— Well… I guess I could try to breach through the void kettle. But… The world isn't exactly what I would consider healthy right now. —<text:line-break/>— Will it be ever? —<text:line-break/>Ziggs wondered about that for a moment.<text:line-break/>Then he continued. — You haven't seen what I had seen. —<text:line-break/>— I guess. —<text:line-break/>— You've been in Bandle this whole time… Runeterra has been viciously terrorized by nonsense. But I don't suppose you would know anything about that. —<text:line-break/>— I've seen it before, and I can tell that this isn't right at all. But at the same time I don't expect it to ever get better. —<text:line-break/>— Why? —<text:line-break/>— I don't know. I just don't. Runeterra has always been a mess. Whether it was one horrid dictatorship ruining everyone's day. Or some natural phenomenon going out of control. The only peaceful place I know is Bandle City. Perhaps that is where you should bring your… People. —<text:line-break/>— Nah. They wouldn't adapt to that place. It's not… It's not human friendly. —<text:line-break/>— Why? — She asked confused.<text:tab/><text:line-break/>— Too much magic. I dunno. —<text:line-break/>— You don't. —<text:line-break/>Ziggs sat there for a second.<text:line-break/>— I'll think about it. —<text:line-break/><text:line-break/>Vex slipped down a rooftop and landed gently on the grass that grew from within the ground of an infinite park.<text:line-break/>As she ran across it she realized she was being followed, there was a horrific figure walking in the shadows, an enormous spider of some sort.<text:line-break/>Shadow prepared to launch a powerful missile, Vex shadow-dashed forward and realized the position of her enemy and then tossed a massive projectile, so powerful it sliced a tree in half and reached the enemy.<text:line-break/>Vex didn't realize it, but then she saw the thing disperse, it was a simple illusion.<text:line-break/><text:soft-page-break/>Vex turned around and saw that the huge spider was right behind her.<text:line-break/>She shadow-dashed away and landed on the grass, she was breathing heavily.<text:line-break/>Then she woke up.<text:line-break/>Vex was lying on a comfortable bed in the machinery.<text:line-break/>She was thinking for a moment.<text:line-break/>She stood up in her pyjamas and went over to the kitchen slightly underground, she turned on the lights receiving gentle green aura.<text:line-break/>She opened the fridge and drank some water in a glass cup.<text:line-break/>She was thinking for a moment.<text:line-break/>She then saw Ziggs sleeping on the couch.<text:line-break/>He appeared to have fallen asleep during his calculations or something.<text:line-break/>There was a notepad lit up by a small lamp.<text:line-break/>She went over to him and nudged him gently.<text:line-break/>— Ziggs? —<text:line-break/>— Hmph!? — He woke up. — What? —<text:line-break/>— Go to bed, you'll break your back this way. —<text:line-break/>Ziggs was like… Thinking for a second.<text:line-break/>— Okay. —<text:line-break/>He stood up and left without a word. Clearly exhausted.<text:line-break/>Vex was thinking about it for a second.<text:line-break/>Was he like this his whole life?<text:line-break/>Was he always this… Focused?<text:line-break/>What is he focused on?<text:line-break/>For who?<text:line-break/>Himself? Is he trying to forget something?<text:line-break/>Why does he live here alone? Why hasn't he came back to Bandle City?<text:line-break/>Vex drank up the glass of water and went back to her bed.<text:line-break/>Shadow was there too.<text:line-break/>They watched her curiously.<text:line-break/>— Shadow, can we talk? —<text:line-break/>Shadow nodded.<text:line-break/>— I was thinking about things. About being alive and other things. Like usual, right? —<text:line-break/>Shadow observed her with an invested gaze.<text:line-break/>— I was wondering whether I had a reason to live, to be honest. I mean… Do we at all? I'm alive… And talented… But I'm just a wonderer. The things I do, the world I change… Why would I do any of the things I have the chance to do… If it always just ends up being underwhelming. — She said.<text:line-break/>Shadow was thinking about that.<text:line-break/>— Tell me, Shadow. Am I a waste of space? Is my existence joyous or am I just a stupid thing that refuses to die? Cause I firmly feel that way… I just want to fade away out of existence. Cease to be this… I don't want to feel the way I do, and I know there is only one exit out of this… But I don't have the strength to do it. —<text:line-break/>— Vex. You've been thinking about this. For. So. Long. I know. That you. Have. Value. —<text:line-break/>— But I don't feel that way. I am stuck. Constantly spinning towards the same motion… I mean direction. Constantly… Like a planet moving… Endlessly through soulless space. Stars distant whispering of better life. Impossible to reach. —<text:line-break/>Vex hugged Shadow and shut her eyes.<text:line-break/><text:soft-page-break/>Shadow tried to speak to her. — You. Do not. Deserve. To beat yourself. This much. Vex. You did good. Why do you think that way? What happened to you? —<text:line-break/>She could not speak.<text:line-break/>She just had this infinite darkness within her that gnawed on her heart.<text:line-break/>And these feelings they overwhelmed her… Until the darkness was all that was visible to her…<text:line-break/>The end of world happened a long time ago to her.<text:line-break/>All that followed were mere visages on the horizon she could not breach.<text:line-break/>They just tried to think about it silently.<text:line-break/>Shadow slightly dispersed and existed next to her…<text:line-break/>It was slowly getting tired itself… From all the world being so incohesive.<text:line-break/>And seeing Vex be in so much danger made them uncomfortable.<text:line-break/>Vex kept thinking.<text:line-break/>She kept thinking until…<text:line-break/>Until…<text:line-break/>She…<text:line-break/><text:line-break/>They travelled together towards the refugee camp.<text:line-break/>Ziggs was carrying around home-manufactured medicine he was going to give to the stockpile when they'll arrive.<text:line-break/>They approached one of the taller towers that was slightly leaning, but the soil beneath settled letting it to be stable like this seemingly forever.<text:line-break/>But most likely it will become a ruin as war reaches the area soonish.<text:line-break/>They arrived.<text:line-break/>Ziggs went there, took a few steps inside and then was confused to see the amount of suffering that there was.<text:line-break/>People were in great amounts, grieving, dying, moaning and screaming in pain.<text:line-break/>There was the crying of children, rush of medical personnel and various other things that suggested the situation was dire.<text:line-break/>The city of White Arbiter wasn't big.<text:line-break/>Most of it was relatively empty, as it were a group of ancient buildings, left and reborn across generations. Many people migrated out of here in search of better conditions, but many also did arrive here, because elsewhere felt.<text:line-break/>Nonetheless, even with so many resources, the tragedy that was this war has spread to an extent so vile, all of these people had found themselves threatened to the extreme.<text:line-break/>Vex watched this with sad eyes, Shadow stood by there, leaning on her shoulder, trying to comfort her and themselves.<text:line-break/>The pain was infinite.<text:line-break/>Ziggs gave them a bag, a huge bag of various antibiotics, antivirals and other remedies, and then left with Vex by pulling her hand.<text:line-break/>They stood outside, they were quite honestly sad. Very sad.<text:line-break/>Ziggs put his palms up to his eyes and tried to think, but he couldn't.<text:line-break/>Vex made an uncomfortable face and then proceeded to lie down on the bench, Shadow acting as her pillow.<text:line-break/>She was staring at the sky, which gathered clouds around, which started raining upon the city, Shadow stretched giving her a small umbrella, which later grew in size as Ziggs sat next to her to also be covered.<text:line-break/><text:soft-page-break/>The rain turned to storm, as lightning crackled in the distance.<text:line-break/>The sea grew furious and gigantic waves hit the shore far away.<text:line-break/>She sighed. — What do we do? —<text:line-break/>Ziggs thought for a second. — I… I don't know. — He said. — We should… Not interfere. This isn't our business. That's what Heimer would say, right? —<text:line-break/>— I didn't know him. I just read about him and knew he lived around here somewhere. —<text:line-break/>Ziggs nodded in understanding, even though Vex couldn't see him.<text:line-break/>She stared through Shadow's body into the sky of clouds.<text:line-break/>Ziggs wondered for a moment.<text:line-break/>— Should we go back? —<text:line-break/>They heard screams in the distance. Rek'Sai screams.<text:line-break/>Then normal screams.<text:line-break/>Ziggs heard that.<text:line-break/>— You got weapons on you? — Vex asked Ziggs.<text:line-break/>— I don't bring weapons to civilian regions for no reason. I do have a stash nearby. Why? —<text:line-break/>— Because we're about to enter a war zone. Or rather war… Is entering into our zone. — She said jokingly. — Where is it? —<text:line-break/>— By Softpalm Street. — He stood up and started going without explanation.<text:line-break/>Vex followed him.<text:line-break/><text:line-break/>Ziggs kicked the doors down with a force unfit for a yordle.<text:line-break/>Vex saw that and made wide eyes.<text:line-break/>— Woah, you working out? —<text:line-break/>Ziggs turned around and said. — YES! — Satisfied. Then he jumped down into the shadowy room and lit up a flare, he tossed it in there and then found a gigantic safe in the wall, he punched in the combination and the doors opened, he helped them a little and then inside the vault…<text:line-break/>There it was…<text:line-break/>Explosives.<text:line-break/>Not literally explosives.<text:line-break/>Various tools and resources necessary to assemble them.<text:line-break/>Contained anti-matter. Void triggers. Environment stabilizers. Cyber-organic manufactury box. Micro-environment manipulator. Magic-trapping quantum webs. And an offline mobile device containing a library of recipes for a disaster.<text:line-break/>Vex watched as Ziggs started almost unsafely assembling massive amounts of electric grenades. Reality decay energy charges. Non-shrapnel shockwave generators.<text:line-break/>After about thirty minutes. Ziggs had a whole package of military-grade and above equipment.<text:line-break/>He was armed to the teeth, and he smiled exposing those too.<text:line-break/>— It's show time. —<text:line-break/>A random naked ape wondered into a random alleyway and so…<text:line-break/>It happened there so…<text:line-break/>There it was…<text:line-break/>There it was that chaos that was so intense. And lively.<text:line-break/>Soldiers were not exactly defeated, they just made hole in their front line, almost…<text:line-break/>Seemingly on purpose, through which the city was infiltrated.<text:line-break/>Monstrosities came for scavengers.<text:line-break/><text:soft-page-break/>A little girl screamed in horror before being mauled by a gigantic creature.<text:line-break/>A group of armed Demacians came in and started burning the monsters alive, a few of them were defeated.<text:line-break/>By then a Rek'Sai shard attacked.<text:line-break/>It buried underground, dashed with uncanny speed, emerged and sliced all the people's heads off in one swift motion, then it lunged at one of the last few alive Demacian troopers, grabbed him with its mouth and threw him into a wall, breaking his spine and paralyzing them.<text:line-break/>The monster screamed into the air in pride and power, before noticing an explosive coming right at it from the sky.<text:line-break/>It blew-up right above its head, blinding its sensors using a guiding system, propellers, trapped magic and cybernetic organic casters.<text:line-break/>The Rek'Sai fragment screamed and landed on its back as it jumped shocked.<text:line-break/>Vex appeared out of nowhere, but before she could do anything, another bomb landed and another bomb, it tore the monster apart, throwing its body parts in all directions.<text:line-break/>Ziggs launched himself upwards using a non-shrapnel explosive and then lowered his velocity using a subtle wingsuit.<text:line-break/>He rolled forward and tossed a cluster of tactical anti-matter explosives that unpackaged and set up.<text:line-break/>A group of blind apes jumped and roared, before walking into their area of effect.<text:line-break/>The explosions weren't amazing, but they were powerful enough to confuse the monstrosities.<text:line-break/>Vex rooted them to the ground using a pool of shadow magic and then dropped a barrage of yordle magical shrapnel that composed itself with a small bomb Ziggs tossed into the crowd of abominations.<text:line-break/>They were blown apart.<text:line-break/>All of them.<text:line-break/>Not a single one survived.<text:line-break/>Ziggs and Vex did an enthusiastic high-five, before they saw what seemed to be the threat of this encounter.<text:line-break/>A Rek'Sai sub-ordo emerged from beneath the ground.<text:line-break/>It was tall. Colossal almost.<text:line-break/>Five meters tall, it stood on its back-limbs and roared into the skies above, doubling its height.<text:line-break/>Vex and Ziggs shook in the ultra-low sound it made.<text:line-break/>So low in fact they couldn't hear it.<text:line-break/>The beast bombed them with void projectiles that disrupted local architecture, ripping walls of buildings and detonating marble walkways.<text:line-break/>Vex was covered by Shadow before being launched high upwards, whilst Ziggs propelled himself upward using a non-shrapnel shockwave inducer.<text:line-break/>Vex tried to slow her fall, but before she could do so, she was airshot by another void projectile, causing her to fly even further away.<text:line-break/>Ziggs prepared to toss a bomb.<text:line-break/>He threw the biggest package he had, which was shot down mid-air causing it to not detonate.<text:line-break/>— Oh. — He said terrified.<text:line-break/>Vex warped to the monstrosity and detonated herself after Shadow-Vex synthesis.<text:line-break/><text:soft-page-break/>The explosion was powerful enough to throw the gigantic Rek'Sai legionary away. It however quickly regained its footing and threw more void projectiles in a large spread, detonating the area in purple energies.<text:line-break/>Ziggs and Vex disappeared from its sight.<text:line-break/>The giant monster buried underground.<text:line-break/>— What do we do? — Vex asked in panic.<text:line-break/>— I have no idea. — Ziggs said. — Maybe, try distracting it, I'll try to land some potshots. Might pierce her armor. —<text:line-break/>— Hopefully. — She responded.<text:line-break/>It found them.<text:line-break/>The giant monster unburied, launching them both upwards, Ziggs threw himself away with a grenade, Vex redirected herself by Shadow-Dashing and then launched directly into the monster's mouth.<text:line-break/>The monster closed its maw and absorbed Vex's dash with its forehead.<text:line-break/>This stunned it.<text:line-break/>Vex shadow-dashed away and landed safely behind cover.<text:line-break/>A second later a huge explosion detonated the monster's hide, revealing purple-reddish muscles of the beast which ached in shock and pain.<text:line-break/>Rek'Sai sub-ordo looked at this wound and then decided to retreat.<text:line-break/>It burrowed underground and shifted backwards. Disappearing further and further beneath the ground, until seismic movements became unnoticeable.<text:line-break/>Ziggs and Vex sighed in relief.<text:line-break/>Ziggs noticed he was bleeding.<text:line-break/>A void projectile exploded near him, dissolving some of his skin.<text:line-break/>The wound was very small, but deep.<text:line-break/>Vex came over to him.<text:line-break/>— That looks serious. —<text:line-break/>— I'll go see if someone at the refugee camp can patch it up. —<text:line-break/>Vex grabbed his hand and together they warped a large distance.<text:line-break/>Ziggs almost fell over.<text:line-break/>He noticed they were right next to the camp.<text:line-break/>— You're welcome. — She said.<text:line-break/>— You can do that? What magic is this? —<text:line-break/>— Enhanced magic. —<text:line-break/>— Enhanced by what? —<text:line-break/>— Uhhhhhh… We'll talk about that later. — She let him go. — Go find help. Hopefully someone is available. Get that stitched and then… We'll meet at your place. —<text:line-break/>— You don't want to wait for me? —<text:line-break/>— I… I need to pee. —<text:line-break/>— Oh. Okay. See you there. —<text:line-break/>— Yeah. —<text:line-break/><text:line-break/>Vex exited Ziggs' observatory and saw a huge boat park itself by the shallow waters, a bunch of air transports flew across the sky, one of them carrying a troll, visibly hanging from the transporter's belly.<text:line-break/>6 limbs gently moved with the motion and turning of the ship, as the technologically advanced helm observed the falling apart city.<text:line-break/><text:soft-page-break/>Vex noticed one of the transports landed near the refugee camp.<text:line-break/>Seemingly…<text:line-break/>But not really, it paused above it and then turned around to travel elsewhere.<text:line-break/>Ziggs joined her.<text:line-break/>— Nice view, ain't it. — He added ironically.<text:line-break/>— It makes me want to die. —<text:line-break/>— Spoken like a true grim yordle. — Ziggs noted. — I might agree with you. But it has been somewhat always this bad. — He continued. — Here, there, everywhere. Runeterra has been and always will be a nightmare to live in. Then why do we keep coming back? Why do we stay at all? Why not go back to Bandle City and be bored forever. Tranquil like trees. —<text:line-break/>— Because we're not trees. — She said. — Or maybe we wish… Others could taste our luxury. Are you a socialist, Ziggs? —<text:line-break/>— What does that mean? — He responded.<text:line-break/>— Do you like helping people? —<text:line-break/>— I have been trying, but it feels like rivalling the tide of a sea. —<text:line-break/>— But you do try, and you make a visible difference. —<text:line-break/>— I tend to. —<text:line-break/>— But do you want to see how this plays out? —<text:line-break/>— Not really. — He said. — Not at all. —<text:line-break/>A tall preying mantis watched them with a pair of lidless eyes. It formed a white body and stepped closer and closer without alerting them, until it was finally in range.<text:line-break/>— You would want to see this end, how about that? — It spoke.<text:line-break/>Vex and Ziggs turned around a little bit spooked. The tall mantis measured them.<text:line-break/>— You. — Vex said.<text:line-break/>— Yes, it is I. —<text:line-break/>— Who's that? — Ziggs asked.<text:line-break/>— Some void dude. —<text:line-break/>— Uh, huh. —<text:line-break/>— There is a simple way to conclude all this, Vex. Trust me. —<text:line-break/>— I don't trust you. — Vex said. — I've known you for a few moments. I don't. Trust. You. And I'm tired of being in danger. —<text:line-break/>Ziggs measured her.<text:line-break/>Mantis stood there, thinking for a moment. Until it finally shrugged and spoke.<text:line-break/>— You are a sentient being, making your own decisions. And if your decision is to not act. Then you are absolutely free to do so. But remember. A sick being that does not go to the doctor to break and repair its arm is forever bound to remain sick… And perhaps even placed in a position way worse than before. Choose to not help now. Serve painfully later. —<text:line-break/>— Is that a threat? —<text:line-break/>— It's a warning. — The mantis spoke.<text:line-break/><text:line-break/><text:line-break/><text:span text:style-name="T27">Part III:</text:span><text:line-break/><text:span text:style-name="T28">Blind in Vexas</text:span><text:line-break/><text:line-break/>Vex and Ziggs had enough of this nonsense.<text:line-break/>White Arbiter was getting more and more chaotic.<text:line-break/>People migrated away via portals and boats, some even took the space elevator or air<text:s/><text:soft-page-break/>transport if they could afford it.<text:line-break/>Mercenaries of Trundle Co. arrogantly rushed into the void core only to get slaughtered en masse.<text:line-break/>In order to cover up casualties they opened various gateways leading to their HQ in Freljord. Tiny gateways spewed out hundreds if not thousands of soldiers assisted by gigantic trolls of more and more technologically complex compositions.<text:line-break/>Huge transport aircraft landed on the sea and unpacked airboats that moved around parts to assemble defensive turrets and supply depots for an amassing military force, but it was only a matter of time before the void adapted to this.<text:line-break/>Massive amounts of monstrosities neither Ziggs or Vex have seen or even read about emerged.<text:line-break/>Floating humanoid figures shooting extremely effective anti-armor projectiles, fast moving stone drakes serving the role of air superiority. And mutations of humans meant to cause the decay of morale among enemy formations.<text:line-break/>They decided to leave.<text:line-break/>Ziggs shut down his observatory, he defused most of his industrial devices and hid them away in a deep underground vault similar to the one Vex arrived into when she warped into Runeterra from Bandle City.<text:line-break/>— Who built this? — She asked.<text:line-break/>Ziggs shrugged.<text:line-break/>— Not exactly sure, so better not tell. —<text:line-break/>They took up whatever cash they had.<text:line-break/>Vex sold the weird artifact she received from the Abyss and went on to have a banking account with enough money to travel across the entire universe.<text:line-break/>The artifact she received from the Abyss was apparently a corrupt brackern intellect that mixed with void forming an extremely potent and dangerous intelligence. These kinds of items were of extreme value to corporations and nations that remained across Runeterra and beyond.<text:line-break/>She was paid handsomely.<text:line-break/>— To leave this all behind. Has it been the first time you did this? Aren't you worried someone will come and sabotage your equipment or steal it? —<text:line-break/>Ziggs shrugged. — The vault door is extremely tough. You'd need to be really fucking smart to break it or decipher how to open them. There are plenty of yordle vaults around Runeterra. —<text:line-break/>— Who built them? —<text:line-break/>— I told you, I don't know. —<text:line-break/>— How can you not know? —<text:line-break/>— They were there. —<text:line-break/>— So you just found this perfect building with a perfect safe? And no history whatsoever. —<text:line-break/>— I found a safe, and a building on top of it. I turned it into my base. —<text:line-break/>— Makes sense. When I arrived into Runeterra I was spawned into one of these. —<text:line-break/>— Vaults? —<text:line-break/>— Yeah. I assumed some yordle made them. —<text:line-break/>— I mean. Most likely. —<text:line-break/>— But what yordle? I should have gone back to Bandle City and asked. —<text:line-break/>— You might've. But I'm not sure anyone would know. —<text:line-break/>— Why's that? —<text:line-break/><text:soft-page-break/>Ziggs shrugged.<text:line-break/>— No, seriously. —<text:line-break/>— I guess I just said that randomly. Probably someone knows. —<text:line-break/>— Why don't you? You've had one of these for ages. —<text:line-break/>— Cause I didn't care. —<text:line-break/>— You didn't care? Ever? Not in all this time. You never bothered to check? —<text:line-break/>— Nope. — Ziggs said.<text:line-break/>— Okay then. —<text:line-break/><text:line-break/>When Vex and Ziggs arrived onto the portal platform, they saw a great fortified construction that spanned across stadium fields in all directions.<text:line-break/>It was positioned upon a young mountain that had minimal risk of erupting into a volcano.<text:line-break/>Tall measurement tools and communication arrays spun and adapted as the massive rivers of magic converged upon somewhat this spot, bound by massive needles that pierced reality, they were anchored here to form large portals that led about Runeterra.<text:line-break/>These were emerged here after Azir secured this area, purging it of… As he called them in his conquests… Unworthy<text:line-break/>The portals that were open here were connected to odd locations Vex had trouble recognizing, but various instructions and suggestions made her realize eventually what they were.<text:line-break/>There were odd castles floating above the ocean, some very far away distance from what used to be Bilgewater. There was some Shurima there, she could tell by tall red mountains and huge plains of sand.<text:line-break/>That was their destination.<text:line-break/>There was Demacia swallowed by darkness, an age of Nocturne.<text:line-break/>And a locked portal to what she could guess what a land so swallowed by chaos it was not worth the risk to keep it open. Perhaps a fate that should have been done to all portals that lead from Bandle City to Runeterra.<text:line-break/>What hasn't been done most likely out of a belief that there were many yordles here, that would someday attempt to return to their home.<text:line-break/>Ziggs wore a a long-sleeved shirt and an oversized suit, he exchanged his scientific goggles for a pair of expensive sunglasses.<text:line-break/>He wore fingerless leather gloves and looked around uncomfortably with his hands in his pockets.<text:line-break/>Vex wore a cheap hoodie to not draw too much attention, it was child-sized. Not exactly made for a yordle.<text:line-break/>She looked somewhat adorable.<text:line-break/>Her eyes were somewhat tired, but expressed extreme intuition. She seemed talented, uncertain, but looking into reality, thinking about what she should expect from the unknown.<text:line-break/>She turned around to Ziggs<text:line-break/>He was reading something on his tablet.<text:line-break/>Ziggs downloaded a rather miraculous amount of recipes for explosives and other weaponry, as well as practical tools that could help him.<text:line-break/>In order to assemble them though, he would have to acquire rather rare materials that could be considered military-grade in most cases, as plenty of people in Runeterra were highly aware of what could make a potent explosive.<text:line-break/><text:soft-page-break/>Especially if it involved anti-matter.<text:line-break/>Even though it was rare to see a functional generator, knowledge about them was popular due to their exotic nature.<text:line-break/>Vex walked up to him and placed her hand on his shoulder and stared at him with a worried look.<text:line-break/>— What? — Ziggs uttered.<text:line-break/>— Would you consider me your equal? — Vex asked.<text:line-break/>— What does that mean? —<text:line-break/>— It means… Am I a good person? Am I smart? Valuable? —<text:line-break/>— What are you, Vex? I don't know. It isn't my job to say. You make your own path, as well as that thing you treat as your companion. —<text:line-break/>Shadow winked.<text:line-break/>— Don't think about what you do, who you are, just keep going forward and eventually you'll find yourself somewhere. Whether it'll be on a mountain in space. — He thought for a moment. — Or an ocean base. Or a home on a hill. It doesn't matter. It's your life. — He concluded.<text:line-break/>Vex smiled to him and then gave him a hug.<text:line-break/>For a moment they stood there thinking.<text:line-break/>— I'm glad I met you, not gonna lie. —<text:line-break/>— If you didn't, you would most likely die in excruciating agony. —<text:line-break/>— Most likely. —<text:line-break/>She stood back.<text:line-break/>— But I haven't heard something so smart back home. Not that I can remember. And I had been for so long. Apparently there isn't enough change to experience everything in one place. —<text:line-break/>— Truly, has always been this way. — He said.<text:line-break/>Vex measured an odd stand by the edge of the platform.<text:line-break/>— I'm gonna grab a snack. You want something? —<text:line-break/>Ziggs thought for a moment.<text:line-break/>— No. I'm on a diet. —<text:line-break/>— Cool. — She said.<text:line-break/>And walked off.<text:line-break/>She was certainly a person. Ziggs thought to himself.<text:line-break/>A weird insecure yordle girl that came into this place in search of death…<text:line-break/>Too bad for her she hasn't found it yet.<text:line-break/>Ziggs sneezed in the cold wind of the sea.<text:line-break/>She was very pretty. He wished her well.<text:line-break/>He also wished he was younger. But well…<text:line-break/>If he were, he would also be way dumber.<text:line-break/>Wish there were more yordle girls around, he thought to himself.<text:line-break/>He considered her being a person in need of mentorship. A person in need of parental care. Even though she was so old.<text:line-break/>Was that his subconscious discrimination against women speaking?<text:line-break/>He couldn<text:span text:style-name="T29">'</text:span>t exactly tell.<text:line-break/>He was worried, intrigued, confused.<text:line-break/>He decided to not attempt to get in her way.<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agłówek1" style:display-name="Nagłówek 1" style:family="paragraph" style:parent-style-name="Normalny" style:next-style-name="Normalny" style:default-outline-level="1">
      <style:text-properties fo:font-weight="bold" style:font-weight-asian="bold" fo:font-size="18pt" style:font-size-asian="18pt" fo:hyphenate="false"/>
    </style:style>
    <style:style style:name="Nagłówek2" style:display-name="Nagłówek 2" style:family="paragraph" style:parent-style-name="Normalny" style:next-style-name="Normalny" style:default-outline-level="2">
      <style:text-properties fo:font-weight="bold" style:font-weight-asian="bold" fo:font-size="16pt" style:font-size-asian="16pt" fo:hyphenate="false"/>
    </style:style>
    <style:style style:name="Nagłówek3" style:display-name="Nagłówek 3" style:family="paragraph" style:parent-style-name="Normalny" style:next-style-name="Normalny" style:default-outline-level="3">
      <style:text-properties fo:font-weight="bold" style:font-weight-asian="bold" fo:font-size="14pt" style:font-size-asian="14pt" fo:hyphenate="false"/>
    </style:style>
    <style:style style:name="Nagłówek4" style:display-name="Nagłówek 4" style:family="paragraph" style:parent-style-name="Normalny" style:next-style-name="Normalny" style:default-outline-level="4">
      <style:text-properties fo:font-weight="bold" style:font-weight-asian="bold" fo:hyphenate="false"/>
    </style:style>
    <style:style style:name="Nagłówek5" style:display-name="Nagłówek 5" style:family="paragraph" style:parent-style-name="Normalny" style:next-style-name="Normalny" style:default-outline-level="5">
      <style:text-properties fo:font-weight="bold" style:font-weight-asian="bold" fo:font-size="10pt" style:font-size-asian="10pt" fo:hyphenate="false"/>
    </style:style>
    <style:style style:name="Nagłówek6" style:display-name="Nagłówek 6" style:family="paragraph" style:parent-style-name="Normalny" style:next-style-name="Normalny" style:default-outline-level="6">
      <style:text-properties fo:font-weight="bold" style:font-weight-asian="bold" fo:font-size="8pt" style:font-size-asian="8pt" fo:hyphenate="false"/>
    </style:style>
    <style:style style:name="Normalny" style:display-name="Normalny" style:family="paragraph">
      <style:text-properties fo:font-size="12pt" style:font-size-asian="12pt"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Singularity's Marauder</dc:creator>
    <meta:creation-date>2023-04-13T12:03:00Z</meta:creation-date>
    <dc:date>2023-04-13T12:04:00Z</dc:date>
    <meta:template xlink:href="Normal" xlink:type="simple"/>
    <meta:editing-cycles>2</meta:editing-cycles>
    <meta:editing-duration>PT60S</meta:editing-duration>
    <meta:document-statistic meta:page-count="59" meta:paragraph-count="331" meta:word-count="23738" meta:character-count="165841" meta:row-count="1186" meta:non-whitespace-character-count="142434"/>
  </office:meta>
</office:document-meta>
</file>